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38.84mm"/>
    </style:style>
    <style:style style:name="co7" style:family="table-column">
      <style:table-column-properties fo:break-before="auto" style:column-width="11.59mm"/>
    </style:style>
    <style:style style:name="co8" style:family="table-column">
      <style:table-column-properties fo:break-before="auto" style:column-width="8.64mm"/>
    </style:style>
    <style:style style:name="co9" style:family="table-column">
      <style:table-column-properties fo:break-before="auto" style:column-width="12.93mm"/>
    </style:style>
    <style:style style:name="co10" style:family="table-column">
      <style:table-column-properties fo:break-before="auto" style:column-width="14.5mm"/>
    </style:style>
    <style:style style:name="co11" style:family="table-column">
      <style:table-column-properties fo:break-before="auto" style:column-width="9.05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1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able-cell-properties fo:background-color="#ccffff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41">
      <style:table-cell-properties fo:background-color="#ccffff"/>
      <style:text-properties fo:font-weight="normal" style:font-weight-asian="normal" style:font-weight-complex="normal"/>
    </style:style>
    <style:style style:name="ce7" style:family="table-cell" style:parent-style-name="Default" style:data-style-name="N2">
      <style:table-cell-properties fo:background-color="#ccffff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#ccffff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fo:background-color="#ccffff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11" style:family="table-cell" style:parent-style-name="Default" style:data-style-name="N50">
      <style:table-cell-properties fo:background-color="#cc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 style:data-style-name="N108"/>
    <style:style style:name="ce1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ecf00"/>
    </style:style>
    <style:style style:name="ce2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humidity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ae0</text:p>
          </table:table-cell>
          <table:table-cell table:style-name="ce4" office:value-type="string" calcext:value-type="string">
            <text:p>we0</text:p>
          </table:table-cell>
          <table:table-cell table:style-name="ce4" office:value-type="string" calcext:value-type="string">
            <text:p>ae1</text:p>
          </table:table-cell>
          <table:table-cell table:style-name="ce4" office:value-type="string" calcext:value-type="string">
            <text:p>we1</text:p>
          </table:table-cell>
          <table:table-cell table:style-name="ce4" office:value-type="string" calcext:value-type="string">
            <text:p>NO2 official station</text:p>
          </table:table-cell>
          <table:table-cell table:style-name="ce4" table:number-columns-repeated="1012"/>
          <table:table-cell table:number-columns-repeated="2"/>
        </table:table-row>
        <table:table-row table:style-name="ro1" table:visibility="filter">
          <table:table-cell office:value-type="date" office:date-value="2018-01-05" calcext:value-type="date">
            <text:p>2018-01-05</text:p>
          </table:table-cell>
          <table:table-cell table:style-name="ce5" office:value-type="string" calcext:value-type="string">
            <text:p>12:08:48</text:p>
          </table:table-cell>
          <table:table-cell office:value-type="float" office:value="21.662088" calcext:value-type="float">
            <text:p>21,662088</text:p>
          </table:table-cell>
          <table:table-cell office:value-type="float" office:value="33.417259" calcext:value-type="float">
            <text:p>33,417259</text:p>
          </table:table-cell>
          <table:table-cell office:value-type="float" office:value="943.25" calcext:value-type="float">
            <text:p>943,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34.65625" calcext:value-type="float">
            <text:p>234,65625</text:p>
          </table:table-cell>
          <table:table-cell office:value-type="float" office:value="247.90625" calcext:value-type="float">
            <text:p>247,9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18:49</text:p>
          </table:table-cell>
          <table:table-cell office:value-type="float" office:value="21.731518" calcext:value-type="float">
            <text:p>21,731518</text:p>
          </table:table-cell>
          <table:table-cell office:value-type="float" office:value="33.911652" calcext:value-type="float">
            <text:p>33,911652</text:p>
          </table:table-cell>
          <table:table-cell office:value-type="float" office:value="943.219971" calcext:value-type="float">
            <text:p>943,219971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5.21875" calcext:value-type="float">
            <text:p>235,21875</text:p>
          </table:table-cell>
          <table:table-cell office:value-type="float" office:value="249.75" calcext:value-type="float">
            <text:p>249,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28:49</text:p>
          </table:table-cell>
          <table:table-cell office:value-type="float" office:value="22.140078" calcext:value-type="float">
            <text:p>22,140078</text:p>
          </table:table-cell>
          <table:table-cell office:value-type="float" office:value="34.380104" calcext:value-type="float">
            <text:p>34,380104</text:p>
          </table:table-cell>
          <table:table-cell office:value-type="float" office:value="943.090027" calcext:value-type="float">
            <text:p>943,090027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51.375" calcext:value-type="float">
            <text:p>251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38:50</text:p>
          </table:table-cell>
          <table:table-cell office:value-type="float" office:value="22.16678" calcext:value-type="float">
            <text:p>22,16678</text:p>
          </table:table-cell>
          <table:table-cell office:value-type="float" office:value="34.579994" calcext:value-type="float">
            <text:p>34,579994</text:p>
          </table:table-cell>
          <table:table-cell office:value-type="float" office:value="943.099976" calcext:value-type="float">
            <text:p>943,099976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5.65625" calcext:value-type="float">
            <text:p>235,65625</text:p>
          </table:table-cell>
          <table:table-cell office:value-type="float" office:value="253.5" calcext:value-type="float">
            <text:p>253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48:51</text:p>
          </table:table-cell>
          <table:table-cell office:value-type="float" office:value="21.50721" calcext:value-type="float">
            <text:p>21,50721</text:p>
          </table:table-cell>
          <table:table-cell office:value-type="float" office:value="35.57946" calcext:value-type="float">
            <text:p>35,57946</text:p>
          </table:table-cell>
          <table:table-cell office:value-type="float" office:value="943.130005" calcext:value-type="float">
            <text:p>943,130005</text:p>
          </table:table-cell>
          <table:table-cell office:value-type="float" office:value="237.5" calcext:value-type="float">
            <text:p>237,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4.96875" calcext:value-type="float">
            <text:p>234,96875</text:p>
          </table:table-cell>
          <table:table-cell office:value-type="float" office:value="247.0625" calcext:value-type="float">
            <text:p>247,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58:51</text:p>
          </table:table-cell>
          <table:table-cell office:value-type="float" office:value="21.055923" calcext:value-type="float">
            <text:p>21,055923</text:p>
          </table:table-cell>
          <table:table-cell office:value-type="float" office:value="36.530098" calcext:value-type="float">
            <text:p>36,530098</text:p>
          </table:table-cell>
          <table:table-cell office:value-type="float" office:value="943.150024" calcext:value-type="float">
            <text:p>943,150024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35.09375" calcext:value-type="float">
            <text:p>235,09375</text:p>
          </table:table-cell>
          <table:table-cell office:value-type="float" office:value="249.0625" calcext:value-type="float">
            <text:p>249,0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7" table:formula="of:=AVERAGE([.C2:.C7])" office:value-type="float" office:value="21.7105995" calcext:value-type="float">
            <text:p>21,71</text:p>
          </table:table-cell>
          <table:table-cell table:style-name="ce7" table:formula="of:=AVERAGE([.D2:.D7])" office:value-type="float" office:value="34.7330945" calcext:value-type="float">
            <text:p>34,73</text:p>
          </table:table-cell>
          <table:table-cell table:style-name="ce8" table:formula="of:=AVERAGE([.E2:.E7])" office:value-type="float" office:value="943.156667166667" calcext:value-type="float">
            <text:p>943</text:p>
          </table:table-cell>
          <table:table-cell table:style-name="ce9" table:formula="of:=AVERAGE([.F2:.F7])" office:value-type="float" office:value="237.848958333333" calcext:value-type="float">
            <text:p>237,84896</text:p>
          </table:table-cell>
          <table:table-cell table:style-name="ce9" table:formula="of:=AVERAGE([.G2:.G7])" office:value-type="float" office:value="237.979166666667" calcext:value-type="float">
            <text:p>237,97917</text:p>
          </table:table-cell>
          <table:table-cell table:style-name="ce9" table:formula="of:=AVERAGE([.H2:.H7])" office:value-type="float" office:value="235.260416666667" calcext:value-type="float">
            <text:p>235,26042</text:p>
          </table:table-cell>
          <table:table-cell table:style-name="ce9" table:formula="of:=AVERAGE([.I2:.I7])" office:value-type="float" office:value="249.776041666667" calcext:value-type="float">
            <text:p>249,77604</text:p>
          </table:table-cell>
          <table:table-cell table:style-name="ce10" office:value-type="float" office:value="80" calcext:value-type="float">
            <text:p>80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08:52</text:p>
          </table:table-cell>
          <table:table-cell office:value-type="float" office:value="20.818266" calcext:value-type="float">
            <text:p>20,818266</text:p>
          </table:table-cell>
          <table:table-cell office:value-type="float" office:value="37.02449" calcext:value-type="float">
            <text:p>37,02449</text:p>
          </table:table-cell>
          <table:table-cell office:value-type="float" office:value="943.099976" calcext:value-type="float">
            <text:p>943,099976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5.40625" calcext:value-type="float">
            <text:p>235,40625</text:p>
          </table:table-cell>
          <table:table-cell office:value-type="float" office:value="248.15625" calcext:value-type="float">
            <text:p>248,1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18:53</text:p>
          </table:table-cell>
          <table:table-cell office:value-type="float" office:value="20.423056" calcext:value-type="float">
            <text:p>20,423056</text:p>
          </table:table-cell>
          <table:table-cell office:value-type="float" office:value="37.685207" calcext:value-type="float">
            <text:p>37,685207</text:p>
          </table:table-cell>
          <table:table-cell office:value-type="float" office:value="943.320007" calcext:value-type="float">
            <text:p>943,320007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35.375" calcext:value-type="float">
            <text:p>235,375</text:p>
          </table:table-cell>
          <table:table-cell office:value-type="float" office:value="247.3125" calcext:value-type="float">
            <text:p>247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28:53</text:p>
          </table:table-cell>
          <table:table-cell office:value-type="float" office:value="20.017166" calcext:value-type="float">
            <text:p>20,017166</text:p>
          </table:table-cell>
          <table:table-cell office:value-type="float" office:value="38.673992" calcext:value-type="float">
            <text:p>38,673992</text:p>
          </table:table-cell>
          <table:table-cell office:value-type="float" office:value="943.159973" calcext:value-type="float">
            <text:p>943,159973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35.375" calcext:value-type="float">
            <text:p>235,375</text:p>
          </table:table-cell>
          <table:table-cell office:value-type="float" office:value="249.21875" calcext:value-type="float">
            <text:p>249,2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38:54</text:p>
          </table:table-cell>
          <table:table-cell office:value-type="float" office:value="20.05722" calcext:value-type="float">
            <text:p>20,05722</text:p>
          </table:table-cell>
          <table:table-cell office:value-type="float" office:value="38.496986" calcext:value-type="float">
            <text:p>38,496986</text:p>
          </table:table-cell>
          <table:table-cell office:value-type="float" office:value="943.27002" calcext:value-type="float">
            <text:p>943,27002</text:p>
          </table:table-cell>
          <table:table-cell office:value-type="float" office:value="238.5" calcext:value-type="float">
            <text:p>238,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6" calcext:value-type="float">
            <text:p>236</text:p>
          </table:table-cell>
          <table:table-cell office:value-type="float" office:value="248.28125" calcext:value-type="float">
            <text:p>248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48:55</text:p>
          </table:table-cell>
          <table:table-cell office:value-type="float" office:value="19.830244" calcext:value-type="float">
            <text:p>19,830244</text:p>
          </table:table-cell>
          <table:table-cell office:value-type="float" office:value="39.160755" calcext:value-type="float">
            <text:p>39,160755</text:p>
          </table:table-cell>
          <table:table-cell office:value-type="float" office:value="943.469971" calcext:value-type="float">
            <text:p>943,469971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6.1875" calcext:value-type="float">
            <text:p>236,1875</text:p>
          </table:table-cell>
          <table:table-cell office:value-type="float" office:value="249.78125" calcext:value-type="float">
            <text:p>249,7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58:54</text:p>
          </table:table-cell>
          <table:table-cell office:value-type="float" office:value="19.098574" calcext:value-type="float">
            <text:p>19,098574</text:p>
          </table:table-cell>
          <table:table-cell office:value-type="float" office:value="40.502022" calcext:value-type="float">
            <text:p>40,502022</text:p>
          </table:table-cell>
          <table:table-cell office:value-type="float" office:value="943.549988" calcext:value-type="float">
            <text:p>943,549988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35.53125" calcext:value-type="float">
            <text:p>235,53125</text:p>
          </table:table-cell>
          <table:table-cell office:value-type="float" office:value="249.3125" calcext:value-type="float">
            <text:p>249,3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7" table:formula="of:=AVERAGE([.C9:.C14])" office:value-type="float" office:value="20.0407543333333" calcext:value-type="float">
            <text:p>20,04</text:p>
          </table:table-cell>
          <table:table-cell table:style-name="ce7" table:formula="of:=AVERAGE([.D9:.D14])" office:value-type="float" office:value="38.5905753333333" calcext:value-type="float">
            <text:p>38,59</text:p>
          </table:table-cell>
          <table:table-cell table:style-name="ce8" table:formula="of:=AVERAGE([.E9:.E14])" office:value-type="float" office:value="943.311655833334" calcext:value-type="float">
            <text:p>943</text:p>
          </table:table-cell>
          <table:table-cell table:style-name="ce9" table:formula="of:=AVERAGE([.F9:.F14])" office:value-type="float" office:value="238.067708333333" calcext:value-type="float">
            <text:p>238,06771</text:p>
          </table:table-cell>
          <table:table-cell table:style-name="ce9" table:formula="of:=AVERAGE([.G9:.G14])" office:value-type="float" office:value="238.234375" calcext:value-type="float">
            <text:p>238,23438</text:p>
          </table:table-cell>
          <table:table-cell table:style-name="ce9" table:formula="of:=AVERAGE([.H9:.H14])" office:value-type="float" office:value="235.645833333333" calcext:value-type="float">
            <text:p>235,64583</text:p>
          </table:table-cell>
          <table:table-cell table:style-name="ce9" table:formula="of:=AVERAGE([.I9:.I14])" office:value-type="float" office:value="248.677083333333" calcext:value-type="float">
            <text:p>248,67708</text:p>
          </table:table-cell>
          <table:table-cell table:style-name="ce10" office:value-type="float" office:value="113" calcext:value-type="float">
            <text:p>113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08:56</text:p>
          </table:table-cell>
          <table:table-cell office:value-type="float" office:value="18.74876" calcext:value-type="float">
            <text:p>18,74876</text:p>
          </table:table-cell>
          <table:table-cell office:value-type="float" office:value="42.044708" calcext:value-type="float">
            <text:p>42,044708</text:p>
          </table:table-cell>
          <table:table-cell office:value-type="float" office:value="943.609985" calcext:value-type="float">
            <text:p>943,60998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5.90625" calcext:value-type="float">
            <text:p>235,90625</text:p>
          </table:table-cell>
          <table:table-cell office:value-type="float" office:value="254.4375" calcext:value-type="float">
            <text:p>254,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18:57</text:p>
          </table:table-cell>
          <table:table-cell office:value-type="float" office:value="18.3402" calcext:value-type="float">
            <text:p>18,3402</text:p>
          </table:table-cell>
          <table:table-cell office:value-type="float" office:value="43.601128" calcext:value-type="float">
            <text:p>43,601128</text:p>
          </table:table-cell>
          <table:table-cell office:value-type="float" office:value="943.690002" calcext:value-type="float">
            <text:p>943,690002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35.9375" calcext:value-type="float">
            <text:p>235,9375</text:p>
          </table:table-cell>
          <table:table-cell office:value-type="float" office:value="251.25" calcext:value-type="float">
            <text:p>251,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28:58</text:p>
          </table:table-cell>
          <table:table-cell office:value-type="float" office:value="17.710003" calcext:value-type="float">
            <text:p>17,710003</text:p>
          </table:table-cell>
          <table:table-cell office:value-type="float" office:value="46.501869" calcext:value-type="float">
            <text:p>46,501869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9375" calcext:value-type="float">
            <text:p>235,9375</text:p>
          </table:table-cell>
          <table:table-cell office:value-type="float" office:value="251.71875" calcext:value-type="float">
            <text:p>251,7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38:58</text:p>
          </table:table-cell>
          <table:table-cell office:value-type="float" office:value="16.839476" calcext:value-type="float">
            <text:p>16,839476</text:p>
          </table:table-cell>
          <table:table-cell office:value-type="float" office:value="50.099945" calcext:value-type="float">
            <text:p>50,099945</text:p>
          </table:table-cell>
          <table:table-cell office:value-type="float" office:value="944.190002" calcext:value-type="float">
            <text:p>944,190002</text:p>
          </table:table-cell>
          <table:table-cell table:number-columns-repeated="2" office:value-type="float" office:value="238.09375" calcext:value-type="float">
            <text:p>238,09375</text:p>
          </table:table-cell>
          <table:table-cell office:value-type="float" office:value="235.625" calcext:value-type="float">
            <text:p>235,625</text:p>
          </table:table-cell>
          <table:table-cell office:value-type="float" office:value="254.6875" calcext:value-type="float">
            <text:p>254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48:59</text:p>
          </table:table-cell>
          <table:table-cell office:value-type="float" office:value="15.950255" calcext:value-type="float">
            <text:p>15,950255</text:p>
          </table:table-cell>
          <table:table-cell office:value-type="float" office:value="57.685207" calcext:value-type="float">
            <text:p>57,685207</text:p>
          </table:table-cell>
          <table:table-cell office:value-type="float" office:value="944.26001" calcext:value-type="float">
            <text:p>944,26001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35.5" calcext:value-type="float">
            <text:p>235,5</text:p>
          </table:table-cell>
          <table:table-cell office:value-type="float" office:value="251.53125" calcext:value-type="float">
            <text:p>251,5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59:00</text:p>
          </table:table-cell>
          <table:table-cell office:value-type="float" office:value="15.205234" calcext:value-type="float">
            <text:p>15,205234</text:p>
          </table:table-cell>
          <table:table-cell office:value-type="float" office:value="60.019836" calcext:value-type="float">
            <text:p>60,019836</text:p>
          </table:table-cell>
          <table:table-cell office:value-type="float" office:value="944.26001" calcext:value-type="float">
            <text:p>944,26001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56.875" calcext:value-type="float">
            <text:p>256,8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7" table:formula="of:=AVERAGE([.C16:.C21])" office:value-type="float" office:value="17.1323213333333" calcext:value-type="float">
            <text:p>17,13</text:p>
          </table:table-cell>
          <table:table-cell table:style-name="ce7" table:formula="of:=AVERAGE([.D16:.D21])" office:value-type="float" office:value="49.9921155" calcext:value-type="float">
            <text:p>49,99</text:p>
          </table:table-cell>
          <table:table-cell table:style-name="ce8" table:formula="of:=AVERAGE([.E16:.E21])" office:value-type="float" office:value="944.0099995" calcext:value-type="float">
            <text:p>944</text:p>
          </table:table-cell>
          <table:table-cell table:style-name="ce9" table:formula="of:=AVERAGE([.F16:.F21])" office:value-type="float" office:value="238.421875" calcext:value-type="float">
            <text:p>238,42188</text:p>
          </table:table-cell>
          <table:table-cell table:style-name="ce9" table:formula="of:=AVERAGE([.G16:.G21])" office:value-type="float" office:value="238.645833333333" calcext:value-type="float">
            <text:p>238,64583</text:p>
          </table:table-cell>
          <table:table-cell table:style-name="ce9" table:formula="of:=AVERAGE([.H16:.H21])" office:value-type="float" office:value="235.786458333333" calcext:value-type="float">
            <text:p>235,78646</text:p>
          </table:table-cell>
          <table:table-cell table:style-name="ce9" table:formula="of:=AVERAGE([.I16:.I21])" office:value-type="float" office:value="253.416666666667" calcext:value-type="float">
            <text:p>253,41667</text:p>
          </table:table-cell>
          <table:table-cell table:style-name="ce10" office:value-type="float" office:value="117" calcext:value-type="float">
            <text:p>11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09:00</text:p>
          </table:table-cell>
          <table:table-cell office:value-type="float" office:value="14.617762" calcext:value-type="float">
            <text:p>14,617762</text:p>
          </table:table-cell>
          <table:table-cell office:value-type="float" office:value="63.416496" calcext:value-type="float">
            <text:p>63,416496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54.28125" calcext:value-type="float">
            <text:p>254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19:00</text:p>
          </table:table-cell>
          <table:table-cell office:value-type="float" office:value="14.262608" calcext:value-type="float">
            <text:p>14,262608</text:p>
          </table:table-cell>
          <table:table-cell office:value-type="float" office:value="67.386894" calcext:value-type="float">
            <text:p>67,386894</text:p>
          </table:table-cell>
          <table:table-cell office:value-type="float" office:value="944.130005" calcext:value-type="float">
            <text:p>944,13000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60.78125" calcext:value-type="float">
            <text:p>260,7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29:02</text:p>
          </table:table-cell>
          <table:table-cell office:value-type="float" office:value="13.87007" calcext:value-type="float">
            <text:p>13,87007</text:p>
          </table:table-cell>
          <table:table-cell office:value-type="float" office:value="67.277031" calcext:value-type="float">
            <text:p>67,277031</text:p>
          </table:table-cell>
          <table:table-cell office:value-type="float" office:value="944.109985" calcext:value-type="float">
            <text:p>944,10998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54.53125" calcext:value-type="float">
            <text:p>254,5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39:02</text:p>
          </table:table-cell>
          <table:table-cell office:value-type="float" office:value="13.405432" calcext:value-type="float">
            <text:p>13,405432</text:p>
          </table:table-cell>
          <table:table-cell office:value-type="float" office:value="67.130539" calcext:value-type="float">
            <text:p>67,130539</text:p>
          </table:table-cell>
          <table:table-cell office:value-type="float" office:value="944.070007" calcext:value-type="float">
            <text:p>944,070007</text:p>
          </table:table-cell>
          <table:table-cell office:value-type="float" office:value="240" calcext:value-type="float">
            <text:p>240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58.875" calcext:value-type="float">
            <text:p>258,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49:03</text:p>
          </table:table-cell>
          <table:table-cell office:value-type="float" office:value="13.012894" calcext:value-type="float">
            <text:p>13,012894</text:p>
          </table:table-cell>
          <table:table-cell office:value-type="float" office:value="69.396507" calcext:value-type="float">
            <text:p>69,396507</text:p>
          </table:table-cell>
          <table:table-cell office:value-type="float" office:value="943.960022" calcext:value-type="float">
            <text:p>943,960022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60.375" calcext:value-type="float">
            <text:p>260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59:04</text:p>
          </table:table-cell>
          <table:table-cell office:value-type="float" office:value="12.689784" calcext:value-type="float">
            <text:p>12,689784</text:p>
          </table:table-cell>
          <table:table-cell office:value-type="float" office:value="70.392921" calcext:value-type="float">
            <text:p>70,392921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53.5625" calcext:value-type="float">
            <text:p>253,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7" table:formula="of:=AVERAGE([.C23:.C28])" office:value-type="float" office:value="13.6430916666667" calcext:value-type="float">
            <text:p>13,64</text:p>
          </table:table-cell>
          <table:table-cell table:style-name="ce7" table:formula="of:=AVERAGE([.D23:.D28])" office:value-type="float" office:value="67.5000646666667" calcext:value-type="float">
            <text:p>67,50</text:p>
          </table:table-cell>
          <table:table-cell table:style-name="ce8" table:formula="of:=AVERAGE([.E23:.E28])" office:value-type="float" office:value="944.061665833333" calcext:value-type="float">
            <text:p>944</text:p>
          </table:table-cell>
          <table:table-cell table:style-name="ce9" table:formula="of:=AVERAGE([.F23:.F28])" office:value-type="float" office:value="239.84375" calcext:value-type="float">
            <text:p>239,84375</text:p>
          </table:table-cell>
          <table:table-cell table:style-name="ce9" table:formula="of:=AVERAGE([.G23:.G28])" office:value-type="float" office:value="240.265625" calcext:value-type="float">
            <text:p>240,26563</text:p>
          </table:table-cell>
          <table:table-cell table:style-name="ce9" table:formula="of:=AVERAGE([.H23:.H28])" office:value-type="float" office:value="237.255208333333" calcext:value-type="float">
            <text:p>237,25521</text:p>
          </table:table-cell>
          <table:table-cell table:style-name="ce9" table:formula="of:=AVERAGE([.I23:.I28])" office:value-type="float" office:value="257.067708333333" calcext:value-type="float">
            <text:p>257,06771</text:p>
          </table:table-cell>
          <table:table-cell table:style-name="ce10" office:value-type="float" office:value="117" calcext:value-type="float">
            <text:p>11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09:04</text:p>
          </table:table-cell>
          <table:table-cell office:value-type="float" office:value="12.393377" calcext:value-type="float">
            <text:p>12,393377</text:p>
          </table:table-cell>
          <table:table-cell office:value-type="float" office:value="71.500725" calcext:value-type="float">
            <text:p>71,500725</text:p>
          </table:table-cell>
          <table:table-cell office:value-type="float" office:value="944.140015" calcext:value-type="float">
            <text:p>944,14001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60.3125" calcext:value-type="float">
            <text:p>260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19:05</text:p>
          </table:table-cell>
          <table:table-cell office:value-type="float" office:value="12.115664" calcext:value-type="float">
            <text:p>12,115664</text:p>
          </table:table-cell>
          <table:table-cell office:value-type="float" office:value="73.359276" calcext:value-type="float">
            <text:p>73,359276</text:p>
          </table:table-cell>
          <table:table-cell office:value-type="float" office:value="944.190002" calcext:value-type="float">
            <text:p>944,190002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54.625" calcext:value-type="float">
            <text:p>254,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29:04</text:p>
          </table:table-cell>
          <table:table-cell office:value-type="float" office:value="11.872663" calcext:value-type="float">
            <text:p>11,872663</text:p>
          </table:table-cell>
          <table:table-cell office:value-type="float" office:value="74.077972" calcext:value-type="float">
            <text:p>74,077972</text:p>
          </table:table-cell>
          <table:table-cell office:value-type="float" office:value="944.349976" calcext:value-type="float">
            <text:p>944,349976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52.3125" calcext:value-type="float">
            <text:p>252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39:06</text:p>
          </table:table-cell>
          <table:table-cell office:value-type="float" office:value="11.496147" calcext:value-type="float">
            <text:p>11,496147</text:p>
          </table:table-cell>
          <table:table-cell office:value-type="float" office:value="76.849014" calcext:value-type="float">
            <text:p>76,849014</text:p>
          </table:table-cell>
          <table:table-cell office:value-type="float" office:value="944.179993" calcext:value-type="float">
            <text:p>944,179993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51.34375" calcext:value-type="float">
            <text:p>251,3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49:07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6.534676" calcext:value-type="float">
            <text:p>76,534676</text:p>
          </table:table-cell>
          <table:table-cell office:value-type="float" office:value="944.080017" calcext:value-type="float">
            <text:p>944,080017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55.5625" calcext:value-type="float">
            <text:p>255,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59:07</text:p>
          </table:table-cell>
          <table:table-cell office:value-type="float" office:value="11.509499" calcext:value-type="float">
            <text:p>11,509499</text:p>
          </table:table-cell>
          <table:table-cell office:value-type="float" office:value="75.910583" calcext:value-type="float">
            <text:p>75,910583</text:p>
          </table:table-cell>
          <table:table-cell office:value-type="float" office:value="943.840027" calcext:value-type="float">
            <text:p>943,84002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53.65625" calcext:value-type="float">
            <text:p>253,6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7" table:formula="of:=AVERAGE([.C30:.C35])" office:value-type="float" office:value="11.8183666666667" calcext:value-type="float">
            <text:p>11,82</text:p>
          </table:table-cell>
          <table:table-cell table:style-name="ce7" table:formula="of:=AVERAGE([.D30:.D35])" office:value-type="float" office:value="74.7053743333333" calcext:value-type="float">
            <text:p>74,71</text:p>
          </table:table-cell>
          <table:table-cell table:style-name="ce8" table:formula="of:=AVERAGE([.E30:.E35])" office:value-type="float" office:value="944.130005" calcext:value-type="float">
            <text:p>944</text:p>
          </table:table-cell>
          <table:table-cell table:style-name="ce9" table:formula="of:=AVERAGE([.F30:.F35])" office:value-type="float" office:value="240.375" calcext:value-type="float">
            <text:p>240,37500</text:p>
          </table:table-cell>
          <table:table-cell table:style-name="ce9" table:formula="of:=AVERAGE([.G30:.G35])" office:value-type="float" office:value="240.6875" calcext:value-type="float">
            <text:p>240,68750</text:p>
          </table:table-cell>
          <table:table-cell table:style-name="ce9" table:formula="of:=AVERAGE([.H30:.H35])" office:value-type="float" office:value="237.838541666667" calcext:value-type="float">
            <text:p>237,83854</text:p>
          </table:table-cell>
          <table:table-cell table:style-name="ce9" table:formula="of:=AVERAGE([.I30:.I35])" office:value-type="float" office:value="254.635416666667" calcext:value-type="float">
            <text:p>254,63542</text:p>
          </table:table-cell>
          <table:table-cell table:style-name="ce10" office:value-type="float" office:value="140" calcext:value-type="float">
            <text:p>140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09:08</text:p>
          </table:table-cell>
          <table:table-cell office:value-type="float" office:value="11.552224" calcext:value-type="float">
            <text:p>11,552224</text:p>
          </table:table-cell>
          <table:table-cell office:value-type="float" office:value="75.934998" calcext:value-type="float">
            <text:p>75,934998</text:p>
          </table:table-cell>
          <table:table-cell office:value-type="float" office:value="943.880005" calcext:value-type="float">
            <text:p>943,88000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" calcext:value-type="float">
            <text:p>238</text:p>
          </table:table-cell>
          <table:table-cell office:value-type="float" office:value="255.28125" calcext:value-type="float">
            <text:p>255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19:09</text:p>
          </table:table-cell>
          <table:table-cell office:value-type="float" office:value="11.635004" calcext:value-type="float">
            <text:p>11,635004</text:p>
          </table:table-cell>
          <table:table-cell office:value-type="float" office:value="76.136414" calcext:value-type="float">
            <text:p>76,136414</text:p>
          </table:table-cell>
          <table:table-cell office:value-type="float" office:value="943.950012" calcext:value-type="float">
            <text:p>943,950012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61.90625" calcext:value-type="float">
            <text:p>261,9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29:10</text:p>
          </table:table-cell>
          <table:table-cell office:value-type="float" office:value="11.733807" calcext:value-type="float">
            <text:p>11,733807</text:p>
          </table:table-cell>
          <table:table-cell office:value-type="float" office:value="76.537727" calcext:value-type="float">
            <text:p>76,537727</text:p>
          </table:table-cell>
          <table:table-cell office:value-type="float" office:value="943.969971" calcext:value-type="float">
            <text:p>943,96997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6.59375" calcext:value-type="float">
            <text:p>256,5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39:10</text:p>
          </table:table-cell>
          <table:table-cell office:value-type="float" office:value="11.691081" calcext:value-type="float">
            <text:p>11,691081</text:p>
          </table:table-cell>
          <table:table-cell office:value-type="float" office:value="76.87648" calcext:value-type="float">
            <text:p>76,87648</text:p>
          </table:table-cell>
          <table:table-cell office:value-type="float" office:value="944.179993" calcext:value-type="float">
            <text:p>944,17999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9.375" calcext:value-type="float">
            <text:p>259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49:11</text:p>
          </table:table-cell>
          <table:table-cell office:value-type="float" office:value="11.608301" calcext:value-type="float">
            <text:p>11,608301</text:p>
          </table:table-cell>
          <table:table-cell office:value-type="float" office:value="78.219269" calcext:value-type="float">
            <text:p>78,219269</text:p>
          </table:table-cell>
          <table:table-cell office:value-type="float" office:value="943.98999" calcext:value-type="float">
            <text:p>943,98999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9.46875" calcext:value-type="float">
            <text:p>259,4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59:12</text:p>
          </table:table-cell>
          <table:table-cell office:value-type="float" office:value="11.496147" calcext:value-type="float">
            <text:p>11,496147</text:p>
          </table:table-cell>
          <table:table-cell office:value-type="float" office:value="77.361717" calcext:value-type="float">
            <text:p>77,361717</text:p>
          </table:table-cell>
          <table:table-cell office:value-type="float" office:value="944.080017" calcext:value-type="float">
            <text:p>944,080017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3.125" calcext:value-type="float">
            <text:p>253,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7" table:formula="of:=AVERAGE([.C37:.C42])" office:value-type="float" office:value="11.6194273333333" calcext:value-type="float">
            <text:p>11,62</text:p>
          </table:table-cell>
          <table:table-cell table:style-name="ce7" table:formula="of:=AVERAGE([.D37:.D42])" office:value-type="float" office:value="76.8444341666667" calcext:value-type="float">
            <text:p>76,84</text:p>
          </table:table-cell>
          <table:table-cell table:style-name="ce8" table:formula="of:=AVERAGE([.E37:.E42])" office:value-type="float" office:value="944.008331333333" calcext:value-type="float">
            <text:p>944</text:p>
          </table:table-cell>
          <table:table-cell table:style-name="ce9" table:formula="of:=AVERAGE([.F37:.F42])" office:value-type="float" office:value="240.765625" calcext:value-type="float">
            <text:p>240,76563</text:p>
          </table:table-cell>
          <table:table-cell table:style-name="ce9" table:formula="of:=AVERAGE([.G37:.G42])" office:value-type="float" office:value="241.192708333333" calcext:value-type="float">
            <text:p>241,19271</text:p>
          </table:table-cell>
          <table:table-cell table:style-name="ce9" table:formula="of:=AVERAGE([.H37:.H42])" office:value-type="float" office:value="238.276041666667" calcext:value-type="float">
            <text:p>238,27604</text:p>
          </table:table-cell>
          <table:table-cell table:style-name="ce9" table:formula="of:=AVERAGE([.I37:.I42])" office:value-type="float" office:value="257.625" calcext:value-type="float">
            <text:p>257,62500</text:p>
          </table:table-cell>
          <table:table-cell table:style-name="ce10" office:value-type="float" office:value="107" calcext:value-type="float">
            <text:p>10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09:12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7.34951" calcext:value-type="float">
            <text:p>77,34951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57.84375" calcext:value-type="float">
            <text:p>257,8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19:13</text:p>
          </table:table-cell>
          <table:table-cell office:value-type="float" office:value="11.536202" calcext:value-type="float">
            <text:p>11,536202</text:p>
          </table:table-cell>
          <table:table-cell office:value-type="float" office:value="77.087051" calcext:value-type="float">
            <text:p>77,087051</text:p>
          </table:table-cell>
          <table:table-cell office:value-type="float" office:value="944.289978" calcext:value-type="float">
            <text:p>944,28997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5" calcext:value-type="float">
            <text:p>238,5</text:p>
          </table:table-cell>
          <table:table-cell office:value-type="float" office:value="257.46875" calcext:value-type="float">
            <text:p>257,4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29:13</text:p>
          </table:table-cell>
          <table:table-cell office:value-type="float" office:value="11.269169" calcext:value-type="float">
            <text:p>11,269169</text:p>
          </table:table-cell>
          <table:table-cell office:value-type="float" office:value="76.464485" calcext:value-type="float">
            <text:p>76,464485</text:p>
          </table:table-cell>
          <table:table-cell office:value-type="float" office:value="944.330017" calcext:value-type="float">
            <text:p>944,330017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2.75" calcext:value-type="float">
            <text:p>252,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39:14</text:p>
          </table:table-cell>
          <table:table-cell office:value-type="float" office:value="11.295873" calcext:value-type="float">
            <text:p>11,295873</text:p>
          </table:table-cell>
          <table:table-cell office:value-type="float" office:value="75.962463" calcext:value-type="float">
            <text:p>75,962463</text:p>
          </table:table-cell>
          <table:table-cell office:value-type="float" office:value="944.409973" calcext:value-type="float">
            <text:p>944,409973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7" calcext:value-type="float">
            <text:p>25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49:15</text:p>
          </table:table-cell>
          <table:table-cell office:value-type="float" office:value="11.383993" calcext:value-type="float">
            <text:p>11,383993</text:p>
          </table:table-cell>
          <table:table-cell office:value-type="float" office:value="75.962463" calcext:value-type="float">
            <text:p>75,962463</text:p>
          </table:table-cell>
          <table:table-cell office:value-type="float" office:value="944.390015" calcext:value-type="float">
            <text:p>944,39001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53.96875" calcext:value-type="float">
            <text:p>253,9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59:14</text:p>
          </table:table-cell>
          <table:table-cell office:value-type="float" office:value="11.341268" calcext:value-type="float">
            <text:p>11,341268</text:p>
          </table:table-cell>
          <table:table-cell office:value-type="float" office:value="75.347527" calcext:value-type="float">
            <text:p>75,347527</text:p>
          </table:table-cell>
          <table:table-cell office:value-type="float" office:value="944.609985" calcext:value-type="float">
            <text:p>944,60998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54.90625" calcext:value-type="float">
            <text:p>254,90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7" table:formula="of:=AVERAGE([.C44:.C49])" office:value-type="float" office:value="11.3915591666667" calcext:value-type="float">
            <text:p>11,39</text:p>
          </table:table-cell>
          <table:table-cell table:style-name="ce7" table:formula="of:=AVERAGE([.D44:.D49])" office:value-type="float" office:value="76.3622498333333" calcext:value-type="float">
            <text:p>76,36</text:p>
          </table:table-cell>
          <table:table-cell table:style-name="ce8" table:formula="of:=AVERAGE([.E44:.E49])" office:value-type="float" office:value="944.346659333333" calcext:value-type="float">
            <text:p>944</text:p>
          </table:table-cell>
          <table:table-cell table:style-name="ce9" table:formula="of:=AVERAGE([.F44:.F49])" office:value-type="float" office:value="241" calcext:value-type="float">
            <text:p>241,00000</text:p>
          </table:table-cell>
          <table:table-cell table:style-name="ce9" table:formula="of:=AVERAGE([.G44:.G49])" office:value-type="float" office:value="241.338541666667" calcext:value-type="float">
            <text:p>241,33854</text:p>
          </table:table-cell>
          <table:table-cell table:style-name="ce9" table:formula="of:=AVERAGE([.H44:.H49])" office:value-type="float" office:value="238.494791666667" calcext:value-type="float">
            <text:p>238,49479</text:p>
          </table:table-cell>
          <table:table-cell table:style-name="ce9" table:formula="of:=AVERAGE([.I44:.I49])" office:value-type="float" office:value="255.65625" calcext:value-type="float">
            <text:p>255,65625</text:p>
          </table:table-cell>
          <table:table-cell table:style-name="ce10" office:value-type="float" office:value="118" calcext:value-type="float">
            <text:p>118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09:16</text:p>
          </table:table-cell>
          <table:table-cell office:value-type="float" office:value="11.480125" calcext:value-type="float">
            <text:p>11,480125</text:p>
          </table:table-cell>
          <table:table-cell office:value-type="float" office:value="75.440605" calcext:value-type="float">
            <text:p>75,440605</text:p>
          </table:table-cell>
          <table:table-cell office:value-type="float" office:value="944.609985" calcext:value-type="float">
            <text:p>944,60998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55.65625" calcext:value-type="float">
            <text:p>255,6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19:17</text:p>
          </table:table-cell>
          <table:table-cell office:value-type="float" office:value="11.424048" calcext:value-type="float">
            <text:p>11,424048</text:p>
          </table:table-cell>
          <table:table-cell office:value-type="float" office:value="75.201035" calcext:value-type="float">
            <text:p>75,201035</text:p>
          </table:table-cell>
          <table:table-cell office:value-type="float" office:value="944.640015" calcext:value-type="float">
            <text:p>944,64001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54.4375" calcext:value-type="float">
            <text:p>254,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29:18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4.348061" calcext:value-type="float">
            <text:p>74,348061</text:p>
          </table:table-cell>
          <table:table-cell office:value-type="float" office:value="944.700012" calcext:value-type="float">
            <text:p>944,70001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55.3125" calcext:value-type="float">
            <text:p>255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39:18</text:p>
          </table:table-cell>
          <table:table-cell office:value-type="float" office:value="11.592278" calcext:value-type="float">
            <text:p>11,592278</text:p>
          </table:table-cell>
          <table:table-cell office:value-type="float" office:value="73.809418" calcext:value-type="float">
            <text:p>73,809418</text:p>
          </table:table-cell>
          <table:table-cell office:value-type="float" office:value="944.869995" calcext:value-type="float">
            <text:p>944,86999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53.09375" calcext:value-type="float">
            <text:p>253,0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49:19</text:p>
          </table:table-cell>
          <table:table-cell office:value-type="float" office:value="11.453422" calcext:value-type="float">
            <text:p>11,453422</text:p>
          </table:table-cell>
          <table:table-cell office:value-type="float" office:value="74.45945" calcext:value-type="float">
            <text:p>74,45945</text:p>
          </table:table-cell>
          <table:table-cell office:value-type="float" office:value="944.919983" calcext:value-type="float">
            <text:p>944,9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.3125" calcext:value-type="float">
            <text:p>250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59:20</text:p>
          </table:table-cell>
          <table:table-cell office:value-type="float" office:value="11.648355" calcext:value-type="float">
            <text:p>11,648355</text:p>
          </table:table-cell>
          <table:table-cell office:value-type="float" office:value="73.020523" calcext:value-type="float">
            <text:p>73,020523</text:p>
          </table:table-cell>
          <table:table-cell office:value-type="float" office:value="945.380005" calcext:value-type="float">
            <text:p>945,38000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" calcext:value-type="float">
            <text:p>241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9.4375" calcext:value-type="float">
            <text:p>249,43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0H00M00S" calcext:value-type="time">
            <text:p>20:00:00</text:p>
          </table:table-cell>
          <table:table-cell table:style-name="ce7" table:formula="of:=AVERAGE([.C51:.C56])" office:value-type="float" office:value="11.5201796666667" calcext:value-type="float">
            <text:p>11,52</text:p>
          </table:table-cell>
          <table:table-cell table:style-name="ce7" table:formula="of:=AVERAGE([.D51:.D56])" office:value-type="float" office:value="74.3798486666667" calcext:value-type="float">
            <text:p>74,38</text:p>
          </table:table-cell>
          <table:table-cell table:style-name="ce8" table:formula="of:=AVERAGE([.E51:.E56])" office:value-type="float" office:value="944.8533325" calcext:value-type="float">
            <text:p>945</text:p>
          </table:table-cell>
          <table:table-cell table:style-name="ce9" table:formula="of:=AVERAGE([.F51:.F56])" office:value-type="float" office:value="241" calcext:value-type="float">
            <text:p>241,00000</text:p>
          </table:table-cell>
          <table:table-cell table:style-name="ce9" table:formula="of:=AVERAGE([.G51:.G56])" office:value-type="float" office:value="241.265625" calcext:value-type="float">
            <text:p>241,26563</text:p>
          </table:table-cell>
          <table:table-cell table:style-name="ce9" table:formula="of:=AVERAGE([.H51:.H56])" office:value-type="float" office:value="238.708333333333" calcext:value-type="float">
            <text:p>238,70833</text:p>
          </table:table-cell>
          <table:table-cell table:style-name="ce9" table:formula="of:=AVERAGE([.I51:.I56])" office:value-type="float" office:value="253.041666666667" calcext:value-type="float">
            <text:p>253,04167</text:p>
          </table:table-cell>
          <table:table-cell table:style-name="ce10" office:value-type="float" office:value="125" calcext:value-type="float">
            <text:p>125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09:20</text:p>
          </table:table-cell>
          <table:table-cell office:value-type="float" office:value="11.635004" calcext:value-type="float">
            <text:p>11,635004</text:p>
          </table:table-cell>
          <table:table-cell office:value-type="float" office:value="74.988937" calcext:value-type="float">
            <text:p>74,988937</text:p>
          </table:table-cell>
          <table:table-cell office:value-type="float" office:value="945.659973" calcext:value-type="float">
            <text:p>945,659973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8.25" calcext:value-type="float">
            <text:p>248,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19:21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7.019913" calcext:value-type="float">
            <text:p>77,019913</text:p>
          </table:table-cell>
          <table:table-cell office:value-type="float" office:value="945.969971" calcext:value-type="float">
            <text:p>945,96997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5.28125" calcext:value-type="float">
            <text:p>245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29:22</text:p>
          </table:table-cell>
          <table:table-cell office:value-type="float" office:value="11.325246" calcext:value-type="float">
            <text:p>11,325246</text:p>
          </table:table-cell>
          <table:table-cell office:value-type="float" office:value="76.231018" calcext:value-type="float">
            <text:p>76,231018</text:p>
          </table:table-cell>
          <table:table-cell office:value-type="float" office:value="946.140015" calcext:value-type="float">
            <text:p>946,14001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6.96875" calcext:value-type="float">
            <text:p>246,9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39:22</text:p>
          </table:table-cell>
          <table:table-cell office:value-type="float" office:value="11.127642" calcext:value-type="float">
            <text:p>11,127642</text:p>
          </table:table-cell>
          <table:table-cell office:value-type="float" office:value="76.878006" calcext:value-type="float">
            <text:p>76,878006</text:p>
          </table:table-cell>
          <table:table-cell office:value-type="float" office:value="946.23999" calcext:value-type="float">
            <text:p>946,23999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7.90625" calcext:value-type="float">
            <text:p>247,9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49:23</text:p>
          </table:table-cell>
          <table:table-cell office:value-type="float" office:value="11.002136" calcext:value-type="float">
            <text:p>11,002136</text:p>
          </table:table-cell>
          <table:table-cell office:value-type="float" office:value="76.803238" calcext:value-type="float">
            <text:p>76,803238</text:p>
          </table:table-cell>
          <table:table-cell office:value-type="float" office:value="946.440002" calcext:value-type="float">
            <text:p>946,440002</text:p>
          </table:table-cell>
          <table:table-cell table:number-columns-repeated="2" office:value-type="float" office:value="240.5" calcext:value-type="float">
            <text:p>240,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6.6875" calcext:value-type="float">
            <text:p>246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59:24</text:p>
          </table:table-cell>
          <table:table-cell office:value-type="float" office:value="10.919356" calcext:value-type="float">
            <text:p>10,919356</text:p>
          </table:table-cell>
          <table:table-cell office:value-type="float" office:value="77.294579" calcext:value-type="float">
            <text:p>77,294579</text:p>
          </table:table-cell>
          <table:table-cell office:value-type="float" office:value="946.450012" calcext:value-type="float">
            <text:p>946,45001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9.5625" calcext:value-type="float">
            <text:p>249,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1H00M00S" calcext:value-type="time">
            <text:p>21:00:00</text:p>
          </table:table-cell>
          <table:table-cell table:style-name="ce7" table:formula="of:=AVERAGE([.C58:.C63])" office:value-type="float" office:value="11.2553723333333" calcext:value-type="float">
            <text:p>11,26</text:p>
          </table:table-cell>
          <table:table-cell table:style-name="ce7" table:formula="of:=AVERAGE([.D58:.D63])" office:value-type="float" office:value="76.5359485" calcext:value-type="float">
            <text:p>76,54</text:p>
          </table:table-cell>
          <table:table-cell table:style-name="ce8" table:formula="of:=AVERAGE([.E58:.E63])" office:value-type="float" office:value="946.149993833333" calcext:value-type="float">
            <text:p>946</text:p>
          </table:table-cell>
          <table:table-cell table:style-name="ce9" table:formula="of:=AVERAGE([.F58:.F63])" office:value-type="float" office:value="240.640625" calcext:value-type="float">
            <text:p>240,64063</text:p>
          </table:table-cell>
          <table:table-cell table:style-name="ce9" table:formula="of:=AVERAGE([.G58:.G63])" office:value-type="float" office:value="240.630208333333" calcext:value-type="float">
            <text:p>240,63021</text:p>
          </table:table-cell>
          <table:table-cell table:style-name="ce9" table:formula="of:=AVERAGE([.H58:.H63])" office:value-type="float" office:value="238.041666666667" calcext:value-type="float">
            <text:p>238,04167</text:p>
          </table:table-cell>
          <table:table-cell table:style-name="ce9" table:formula="of:=AVERAGE([.I58:.I63])" office:value-type="float" office:value="247.442708333333" calcext:value-type="float">
            <text:p>247,44271</text:p>
          </table:table-cell>
          <table:table-cell table:style-name="ce10" office:value-type="float" office:value="118" calcext:value-type="float">
            <text:p>118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09:24</text:p>
          </table:table-cell>
          <table:table-cell office:value-type="float" office:value="10.751125" calcext:value-type="float">
            <text:p>10,751125</text:p>
          </table:table-cell>
          <table:table-cell office:value-type="float" office:value="77.210648" calcext:value-type="float">
            <text:p>77,210648</text:p>
          </table:table-cell>
          <table:table-cell office:value-type="float" office:value="946.619995" calcext:value-type="float">
            <text:p>946,61999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0.5625" calcext:value-type="float">
            <text:p>250,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19:25</text:p>
          </table:table-cell>
          <table:table-cell office:value-type="float" office:value="10.679027" calcext:value-type="float">
            <text:p>10,679027</text:p>
          </table:table-cell>
          <table:table-cell office:value-type="float" office:value="77.60128" calcext:value-type="float">
            <text:p>77,60128</text:p>
          </table:table-cell>
          <table:table-cell office:value-type="float" office:value="946.539978" calcext:value-type="float">
            <text:p>946,539978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7.96875" calcext:value-type="float">
            <text:p>247,9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29:25</text:p>
          </table:table-cell>
          <table:table-cell office:value-type="float" office:value="10.524147" calcext:value-type="float">
            <text:p>10,524147</text:p>
          </table:table-cell>
          <table:table-cell office:value-type="float" office:value="77.903412" calcext:value-type="float">
            <text:p>77,903412</text:p>
          </table:table-cell>
          <table:table-cell office:value-type="float" office:value="946.570007" calcext:value-type="float">
            <text:p>946,57000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" calcext:value-type="float">
            <text:p>238</text:p>
          </table:table-cell>
          <table:table-cell office:value-type="float" office:value="249.03125" calcext:value-type="float">
            <text:p>249,0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39:26</text:p>
          </table:table-cell>
          <table:table-cell office:value-type="float" office:value="10.438697" calcext:value-type="float">
            <text:p>10,438697</text:p>
          </table:table-cell>
          <table:table-cell office:value-type="float" office:value="77.814911" calcext:value-type="float">
            <text:p>77,814911</text:p>
          </table:table-cell>
          <table:table-cell office:value-type="float" office:value="946.580017" calcext:value-type="float">
            <text:p>946,580017</text:p>
          </table:table-cell>
          <table:table-cell table:number-columns-repeated="2" office:value-type="float" office:value="240.78125" calcext:value-type="float">
            <text:p>240,781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7.59375" calcext:value-type="float">
            <text:p>247,5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49:27</text:p>
          </table:table-cell>
          <table:table-cell office:value-type="float" office:value="10.214389" calcext:value-type="float">
            <text:p>10,214389</text:p>
          </table:table-cell>
          <table:table-cell office:value-type="float" office:value="78.419167" calcext:value-type="float">
            <text:p>78,419167</text:p>
          </table:table-cell>
          <table:table-cell office:value-type="float" office:value="946.789978" calcext:value-type="float">
            <text:p>946,78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51.4375" calcext:value-type="float">
            <text:p>251,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59:28</text:p>
          </table:table-cell>
          <table:table-cell office:value-type="float" office:value="10.088883" calcext:value-type="float">
            <text:p>10,088883</text:p>
          </table:table-cell>
          <table:table-cell office:value-type="float" office:value="78.982224" calcext:value-type="float">
            <text:p>78,982224</text:p>
          </table:table-cell>
          <table:table-cell office:value-type="float" office:value="947.01001" calcext:value-type="float">
            <text:p>947,01001</text:p>
          </table:table-cell>
          <table:table-cell table:number-columns-repeated="2" office:value-type="float" office:value="240.84375" calcext:value-type="float">
            <text:p>240,84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50.09375" calcext:value-type="float">
            <text:p>250,093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2H00M00S" calcext:value-type="time">
            <text:p>22:00:00</text:p>
          </table:table-cell>
          <table:table-cell table:style-name="ce7" table:formula="of:=AVERAGE([.C65:.C70])" office:value-type="float" office:value="10.449378" calcext:value-type="float">
            <text:p>10,45</text:p>
          </table:table-cell>
          <table:table-cell table:style-name="ce7" table:formula="of:=AVERAGE([.D65:.D70])" office:value-type="float" office:value="77.988607" calcext:value-type="float">
            <text:p>77,99</text:p>
          </table:table-cell>
          <table:table-cell table:style-name="ce8" table:formula="of:=AVERAGE([.E65:.E70])" office:value-type="float" office:value="946.6849975" calcext:value-type="float">
            <text:p>947</text:p>
          </table:table-cell>
          <table:table-cell table:style-name="ce9" table:formula="of:=AVERAGE([.F65:.F70])" office:value-type="float" office:value="240.786458333333" calcext:value-type="float">
            <text:p>240,78646</text:p>
          </table:table-cell>
          <table:table-cell table:style-name="ce9" table:formula="of:=AVERAGE([.G65:.G70])" office:value-type="float" office:value="240.864583333333" calcext:value-type="float">
            <text:p>240,86458</text:p>
          </table:table-cell>
          <table:table-cell table:style-name="ce9" table:formula="of:=AVERAGE([.H65:.H70])" office:value-type="float" office:value="238.177083333333" calcext:value-type="float">
            <text:p>238,17708</text:p>
          </table:table-cell>
          <table:table-cell table:style-name="ce9" table:formula="of:=AVERAGE([.I65:.I70])" office:value-type="float" office:value="249.447916666667" calcext:value-type="float">
            <text:p>249,44792</text:p>
          </table:table-cell>
          <table:table-cell table:style-name="ce10" office:value-type="float" office:value="61" calcext:value-type="float">
            <text:p>61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09:28</text:p>
          </table:table-cell>
          <table:table-cell office:value-type="float" office:value="10.046159" calcext:value-type="float">
            <text:p>10,046159</text:p>
          </table:table-cell>
          <table:table-cell office:value-type="float" office:value="79.444572" calcext:value-type="float">
            <text:p>79,444572</text:p>
          </table:table-cell>
          <table:table-cell office:value-type="float" office:value="947.200012" calcext:value-type="float">
            <text:p>947,20001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8.59375" calcext:value-type="float">
            <text:p>248,5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19:29</text:p>
          </table:table-cell>
          <table:table-cell office:value-type="float" office:value="9.990082" calcext:value-type="float">
            <text:p>9,990082</text:p>
          </table:table-cell>
          <table:table-cell office:value-type="float" office:value="79.368279" calcext:value-type="float">
            <text:p>79,368279</text:p>
          </table:table-cell>
          <table:table-cell office:value-type="float" office:value="947.200012" calcext:value-type="float">
            <text:p>947,200012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9.875" calcext:value-type="float">
            <text:p>249,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29:30</text:p>
          </table:table-cell>
          <table:table-cell office:value-type="float" office:value="10.019455" calcext:value-type="float">
            <text:p>10,019455</text:p>
          </table:table-cell>
          <table:table-cell office:value-type="float" office:value="79.308769" calcext:value-type="float">
            <text:p>79,308769</text:p>
          </table:table-cell>
          <table:table-cell office:value-type="float" office:value="947.27002" calcext:value-type="float">
            <text:p>947,2700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" calcext:value-type="float">
            <text:p>241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" calcext:value-type="float">
            <text:p>25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39:30</text:p>
          </table:table-cell>
          <table:table-cell office:value-type="float" office:value="10.088883" calcext:value-type="float">
            <text:p>10,088883</text:p>
          </table:table-cell>
          <table:table-cell office:value-type="float" office:value="79.458305" calcext:value-type="float">
            <text:p>79,458305</text:p>
          </table:table-cell>
          <table:table-cell office:value-type="float" office:value="947.340027" calcext:value-type="float">
            <text:p>947,340027</text:p>
          </table:table-cell>
          <table:table-cell table:number-columns-repeated="2" office:value-type="float" office:value="240.96875" calcext:value-type="float">
            <text:p>240,96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9.8125" calcext:value-type="float">
            <text:p>249,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49:31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79.34539" calcext:value-type="float">
            <text:p>79,34539</text:p>
          </table:table-cell>
          <table:table-cell office:value-type="float" office:value="947.380005" calcext:value-type="float">
            <text:p>947,38000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8.625" calcext:value-type="float">
            <text:p>248,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59:32</text:p>
          </table:table-cell>
          <table:table-cell office:value-type="float" office:value="9.990082" calcext:value-type="float">
            <text:p>9,990082</text:p>
          </table:table-cell>
          <table:table-cell office:value-type="float" office:value="79.322502" calcext:value-type="float">
            <text:p>79,322502</text:p>
          </table:table-cell>
          <table:table-cell office:value-type="float" office:value="947.349976" calcext:value-type="float">
            <text:p>947,349976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0.03125" calcext:value-type="float">
            <text:p>250,03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3H00M00S" calcext:value-type="time">
            <text:p>23:00:00</text:p>
          </table:table-cell>
          <table:table-cell table:style-name="ce7" table:formula="of:=AVERAGE([.C72:.C77])" office:value-type="float" office:value="10.0279113333333" calcext:value-type="float">
            <text:p>10,03</text:p>
          </table:table-cell>
          <table:table-cell table:style-name="ce7" table:formula="of:=AVERAGE([.D72:.D77])" office:value-type="float" office:value="79.3746361666667" calcext:value-type="float">
            <text:p>79,37</text:p>
          </table:table-cell>
          <table:table-cell table:style-name="ce8" table:formula="of:=AVERAGE([.E72:.E77])" office:value-type="float" office:value="947.290008666667" calcext:value-type="float">
            <text:p>947</text:p>
          </table:table-cell>
          <table:table-cell table:style-name="ce9" table:formula="of:=AVERAGE([.F72:.F77])" office:value-type="float" office:value="240.921875" calcext:value-type="float">
            <text:p>240,92188</text:p>
          </table:table-cell>
          <table:table-cell table:style-name="ce9" table:formula="of:=AVERAGE([.G72:.G77])" office:value-type="float" office:value="240.958333333333" calcext:value-type="float">
            <text:p>240,95833</text:p>
          </table:table-cell>
          <table:table-cell table:style-name="ce9" table:formula="of:=AVERAGE([.H72:.H77])" office:value-type="float" office:value="238.364583333333" calcext:value-type="float">
            <text:p>238,36458</text:p>
          </table:table-cell>
          <table:table-cell table:style-name="ce9" table:formula="of:=AVERAGE([.I72:.I77])" office:value-type="float" office:value="249.489583333333" calcext:value-type="float">
            <text:p>249,48958</text:p>
          </table:table-cell>
          <table:table-cell table:style-name="ce10" office:value-type="float" office:value="80" calcext:value-type="float">
            <text:p>80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09:33</text:p>
          </table:table-cell>
          <table:table-cell office:value-type="float" office:value="10.046159" calcext:value-type="float">
            <text:p>10,046159</text:p>
          </table:table-cell>
          <table:table-cell office:value-type="float" office:value="79.821472" calcext:value-type="float">
            <text:p>79,821472</text:p>
          </table:table-cell>
          <table:table-cell office:value-type="float" office:value="947.440002" calcext:value-type="float">
            <text:p>947,44000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9.71875" calcext:value-type="float">
            <text:p>249,7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19:33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79.711601" calcext:value-type="float">
            <text:p>79,711601</text:p>
          </table:table-cell>
          <table:table-cell office:value-type="float" office:value="947.570007" calcext:value-type="float">
            <text:p>947,57000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0.1875" calcext:value-type="float">
            <text:p>250,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29:34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79.797058" calcext:value-type="float">
            <text:p>79,797058</text:p>
          </table:table-cell>
          <table:table-cell office:value-type="float" office:value="947.559998" calcext:value-type="float">
            <text:p>947,55999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9.71875" calcext:value-type="float">
            <text:p>249,7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39:34</text:p>
          </table:table-cell>
          <table:table-cell office:value-type="float" office:value="9.947356" calcext:value-type="float">
            <text:p>9,947356</text:p>
          </table:table-cell>
          <table:table-cell office:value-type="float" office:value="79.874878" calcext:value-type="float">
            <text:p>79,874878</text:p>
          </table:table-cell>
          <table:table-cell office:value-type="float" office:value="947.590027" calcext:value-type="float">
            <text:p>947,590027</text:p>
          </table:table-cell>
          <table:table-cell table:number-columns-repeated="2" office:value-type="float" office:value="240.96875" calcext:value-type="float">
            <text:p>240,96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7.28125" calcext:value-type="float">
            <text:p>247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49:35</text:p>
          </table:table-cell>
          <table:table-cell office:value-type="float" office:value="9.851225" calcext:value-type="float">
            <text:p>9,851225</text:p>
          </table:table-cell>
          <table:table-cell office:value-type="float" office:value="79.748222" calcext:value-type="float">
            <text:p>79,748222</text:p>
          </table:table-cell>
          <table:table-cell office:value-type="float" office:value="947.630005" calcext:value-type="float">
            <text:p>947,63000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6.5" calcext:value-type="float">
            <text:p>246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59:36</text:p>
          </table:table-cell>
          <table:table-cell office:value-type="float" office:value="9.907302" calcext:value-type="float">
            <text:p>9,907302</text:p>
          </table:table-cell>
          <table:table-cell office:value-type="float" office:value="80.073242" calcext:value-type="float">
            <text:p>80,073242</text:p>
          </table:table-cell>
          <table:table-cell office:value-type="float" office:value="947.650024" calcext:value-type="float">
            <text:p>947,650024</text:p>
          </table:table-cell>
          <table:table-cell table:number-columns-repeated="2" office:value-type="float" office:value="240.96875" calcext:value-type="float">
            <text:p>240,96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48" calcext:value-type="float">
            <text:p>248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7" table:formula="of:=AVERAGE([.C79:.C84])" office:value-type="float" office:value="9.96960933333333" calcext:value-type="float">
            <text:p>9,97</text:p>
          </table:table-cell>
          <table:table-cell table:style-name="ce7" table:formula="of:=AVERAGE([.D79:.D84])" office:value-type="float" office:value="79.8377455" calcext:value-type="float">
            <text:p>79,84</text:p>
          </table:table-cell>
          <table:table-cell table:style-name="ce8" table:formula="of:=AVERAGE([.E79:.E84])" office:value-type="float" office:value="947.573343833334" calcext:value-type="float">
            <text:p>948</text:p>
          </table:table-cell>
          <table:table-cell table:style-name="ce9" table:formula="of:=AVERAGE([.F79:.F84])" office:value-type="float" office:value="240.916666666667" calcext:value-type="float">
            <text:p>240,91667</text:p>
          </table:table-cell>
          <table:table-cell table:style-name="ce9" table:formula="of:=AVERAGE([.G79:.G84])" office:value-type="float" office:value="240.916666666667" calcext:value-type="float">
            <text:p>240,91667</text:p>
          </table:table-cell>
          <table:table-cell table:style-name="ce9" table:formula="of:=AVERAGE([.H79:.H84])" office:value-type="float" office:value="238.25" calcext:value-type="float">
            <text:p>238,25000</text:p>
          </table:table-cell>
          <table:table-cell table:style-name="ce9" table:formula="of:=AVERAGE([.I79:.I84])" office:value-type="float" office:value="248.567708333333" calcext:value-type="float">
            <text:p>248,56771</text:p>
          </table:table-cell>
          <table:table-cell table:style-name="ce10" office:value-type="float" office:value="87" calcext:value-type="float">
            <text:p>8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09:36</text:p>
          </table:table-cell>
          <table:table-cell office:value-type="float" office:value="9.835202" calcext:value-type="float">
            <text:p>9,835202</text:p>
          </table:table-cell>
          <table:table-cell office:value-type="float" office:value="80.373848" calcext:value-type="float">
            <text:p>80,373848</text:p>
          </table:table-cell>
          <table:table-cell office:value-type="float" office:value="947.669983" calcext:value-type="float">
            <text:p>947,66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6.5" calcext:value-type="float">
            <text:p>246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19:37</text:p>
          </table:table-cell>
          <table:table-cell office:value-type="float" office:value="9.779125" calcext:value-type="float">
            <text:p>9,779125</text:p>
          </table:table-cell>
          <table:table-cell office:value-type="float" office:value="80.886551" calcext:value-type="float">
            <text:p>80,886551</text:p>
          </table:table-cell>
          <table:table-cell office:value-type="float" office:value="947.640015" calcext:value-type="float">
            <text:p>947,640015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7.6875" calcext:value-type="float">
            <text:p>247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29:38</text:p>
          </table:table-cell>
          <table:table-cell office:value-type="float" office:value="9.594873" calcext:value-type="float">
            <text:p>9,594873</text:p>
          </table:table-cell>
          <table:table-cell office:value-type="float" office:value="80.434883" calcext:value-type="float">
            <text:p>80,434883</text:p>
          </table:table-cell>
          <table:table-cell office:value-type="float" office:value="947.539978" calcext:value-type="float">
            <text:p>947,53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5.8125" calcext:value-type="float">
            <text:p>245,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39:38</text:p>
          </table:table-cell>
          <table:table-cell office:value-type="float" office:value="9.442664" calcext:value-type="float">
            <text:p>9,442664</text:p>
          </table:table-cell>
          <table:table-cell office:value-type="float" office:value="80.686653" calcext:value-type="float">
            <text:p>80,686653</text:p>
          </table:table-cell>
          <table:table-cell office:value-type="float" office:value="947.52002" calcext:value-type="float">
            <text:p>947,52002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6.21875" calcext:value-type="float">
            <text:p>246,2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49:39</text:p>
          </table:table-cell>
          <table:table-cell office:value-type="float" office:value="9.33051" calcext:value-type="float">
            <text:p>9,33051</text:p>
          </table:table-cell>
          <table:table-cell office:value-type="float" office:value="81.193253" calcext:value-type="float">
            <text:p>81,193253</text:p>
          </table:table-cell>
          <table:table-cell office:value-type="float" office:value="947.52002" calcext:value-type="float">
            <text:p>947,52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8.09375" calcext:value-type="float">
            <text:p>248,0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59:40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81.477074" calcext:value-type="float">
            <text:p>81,477074</text:p>
          </table:table-cell>
          <table:table-cell office:value-type="float" office:value="947.51001" calcext:value-type="float">
            <text:p>947,51001</text:p>
          </table:table-cell>
          <table:table-cell table:number-columns-repeated="2" office:value-type="float" office:value="240.9375" calcext:value-type="float">
            <text:p>240,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7" table:formula="of:=AVERAGE([.C86:.C91])" office:value-type="float" office:value="9.54013083333333" calcext:value-type="float">
            <text:p>9,54</text:p>
          </table:table-cell>
          <table:table-cell table:style-name="ce7" table:formula="of:=AVERAGE([.D86:.D91])" office:value-type="float" office:value="80.8420436666667" calcext:value-type="float">
            <text:p>80,84</text:p>
          </table:table-cell>
          <table:table-cell table:style-name="ce8" table:formula="of:=AVERAGE([.E86:.E91])" office:value-type="float" office:value="947.566671" calcext:value-type="float">
            <text:p>948</text:p>
          </table:table-cell>
          <table:table-cell table:style-name="ce9" table:formula="of:=AVERAGE([.F86:.F91])" office:value-type="float" office:value="240.828125" calcext:value-type="float">
            <text:p>240,82813</text:p>
          </table:table-cell>
          <table:table-cell table:style-name="ce9" table:formula="of:=AVERAGE([.G86:.G91])" office:value-type="float" office:value="240.807291666667" calcext:value-type="float">
            <text:p>240,80729</text:p>
          </table:table-cell>
          <table:table-cell table:style-name="ce9" table:formula="of:=AVERAGE([.H86:.H91])" office:value-type="float" office:value="238.197916666667" calcext:value-type="float">
            <text:p>238,19792</text:p>
          </table:table-cell>
          <table:table-cell table:style-name="ce9" table:formula="of:=AVERAGE([.I86:.I91])" office:value-type="float" office:value="246.640625" calcext:value-type="float">
            <text:p>246,64063</text:p>
          </table:table-cell>
          <table:table-cell table:style-name="ce10" office:value-type="float" office:value="76" calcext:value-type="float">
            <text:p>76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09:40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81.490807" calcext:value-type="float">
            <text:p>81,490807</text:p>
          </table:table-cell>
          <table:table-cell office:value-type="float" office:value="947.51001" calcext:value-type="float">
            <text:p>947,5100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8.5" calcext:value-type="float">
            <text:p>248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19:41</text:p>
          </table:table-cell>
          <table:table-cell office:value-type="float" office:value="9.119555" calcext:value-type="float">
            <text:p>9,119555</text:p>
          </table:table-cell>
          <table:table-cell office:value-type="float" office:value="82.160675" calcext:value-type="float">
            <text:p>82,160675</text:p>
          </table:table-cell>
          <table:table-cell office:value-type="float" office:value="947.650024" calcext:value-type="float">
            <text:p>947,650024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6.40625" calcext:value-type="float">
            <text:p>246,4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29:42</text:p>
          </table:table-cell>
          <table:table-cell office:value-type="float" office:value="9.063478" calcext:value-type="float">
            <text:p>9,063478</text:p>
          </table:table-cell>
          <table:table-cell office:value-type="float" office:value="81.843292" calcext:value-type="float">
            <text:p>81,843292</text:p>
          </table:table-cell>
          <table:table-cell office:value-type="float" office:value="947.76001" calcext:value-type="float">
            <text:p>947,7600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5.09375" calcext:value-type="float">
            <text:p>245,0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39:42</text:p>
          </table:table-cell>
          <table:table-cell office:value-type="float" office:value="9.301137" calcext:value-type="float">
            <text:p>9,301137</text:p>
          </table:table-cell>
          <table:table-cell office:value-type="float" office:value="81.762421" calcext:value-type="float">
            <text:p>81,762421</text:p>
          </table:table-cell>
          <table:table-cell office:value-type="float" office:value="947.690002" calcext:value-type="float">
            <text:p>947,690002</text:p>
          </table:table-cell>
          <table:table-cell table:number-columns-repeated="2" office:value-type="float" office:value="241.28125" calcext:value-type="float">
            <text:p>241,28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3.03125" calcext:value-type="float">
            <text:p>253,0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49:43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81.258873" calcext:value-type="float">
            <text:p>81,258873</text:p>
          </table:table-cell>
          <table:table-cell office:value-type="float" office:value="947.76001" calcext:value-type="float">
            <text:p>947,7600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3.1875" calcext:value-type="float">
            <text:p>253,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59:44</text:p>
          </table:table-cell>
          <table:table-cell office:value-type="float" office:value="9.175632" calcext:value-type="float">
            <text:p>9,175632</text:p>
          </table:table-cell>
          <table:table-cell office:value-type="float" office:value="81.560997" calcext:value-type="float">
            <text:p>81,560997</text:p>
          </table:table-cell>
          <table:table-cell office:value-type="float" office:value="947.77002" calcext:value-type="float">
            <text:p>947,77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" calcext:value-type="float">
            <text:p>24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4.5625" calcext:value-type="float">
            <text:p>244,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2H00M00S" calcext:value-type="time">
            <text:p>02:00:00</text:p>
          </table:table-cell>
          <table:table-cell table:style-name="ce7" table:formula="of:=AVERAGE([.C93:.C98])" office:value-type="float" office:value="9.196104" calcext:value-type="float">
            <text:p>9,20</text:p>
          </table:table-cell>
          <table:table-cell table:style-name="ce7" table:formula="of:=AVERAGE([.D93:.D98])" office:value-type="float" office:value="81.6795108333333" calcext:value-type="float">
            <text:p>81,68</text:p>
          </table:table-cell>
          <table:table-cell table:style-name="ce8" table:formula="of:=AVERAGE([.E93:.E98])" office:value-type="float" office:value="947.690012666667" calcext:value-type="float">
            <text:p>948</text:p>
          </table:table-cell>
          <table:table-cell table:style-name="ce9" table:formula="of:=AVERAGE([.F93:.F98])" office:value-type="float" office:value="240.9375" calcext:value-type="float">
            <text:p>240,93750</text:p>
          </table:table-cell>
          <table:table-cell table:style-name="ce9" table:formula="of:=AVERAGE([.G93:.G98])" office:value-type="float" office:value="240.895833333333" calcext:value-type="float">
            <text:p>240,89583</text:p>
          </table:table-cell>
          <table:table-cell table:style-name="ce9" table:formula="of:=AVERAGE([.H93:.H98])" office:value-type="float" office:value="238.208333333333" calcext:value-type="float">
            <text:p>238,20833</text:p>
          </table:table-cell>
          <table:table-cell table:style-name="ce9" table:formula="of:=AVERAGE([.I93:.I98])" office:value-type="float" office:value="248.463541666667" calcext:value-type="float">
            <text:p>248,46354</text:p>
          </table:table-cell>
          <table:table-cell table:style-name="ce10" office:value-type="float" office:value="69" calcext:value-type="float">
            <text:p>69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09:44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81.353477" calcext:value-type="float">
            <text:p>81,353477</text:p>
          </table:table-cell>
          <table:table-cell office:value-type="float" office:value="947.799988" calcext:value-type="float">
            <text:p>947,79998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125" calcext:value-type="float">
            <text:p>244,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19:45</text:p>
          </table:table-cell>
          <table:table-cell office:value-type="float" office:value="9.202334" calcext:value-type="float">
            <text:p>9,202334</text:p>
          </table:table-cell>
          <table:table-cell office:value-type="float" office:value="82.113373" calcext:value-type="float">
            <text:p>82,113373</text:p>
          </table:table-cell>
          <table:table-cell office:value-type="float" office:value="947.719971" calcext:value-type="float">
            <text:p>947,719971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" calcext:value-type="float">
            <text:p>241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5.6875" calcext:value-type="float">
            <text:p>245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29:45</text:p>
          </table:table-cell>
          <table:table-cell office:value-type="float" office:value="9.119555" calcext:value-type="float">
            <text:p>9,119555</text:p>
          </table:table-cell>
          <table:table-cell office:value-type="float" office:value="82.577248" calcext:value-type="float">
            <text:p>82,577248</text:p>
          </table:table-cell>
          <table:table-cell office:value-type="float" office:value="947.919983" calcext:value-type="float">
            <text:p>947,9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3.8125" calcext:value-type="float">
            <text:p>243,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39:46</text:p>
          </table:table-cell>
          <table:table-cell office:value-type="float" office:value="9.175632" calcext:value-type="float">
            <text:p>9,175632</text:p>
          </table:table-cell>
          <table:table-cell office:value-type="float" office:value="82.302589" calcext:value-type="float">
            <text:p>82,302589</text:p>
          </table:table-cell>
          <table:table-cell office:value-type="float" office:value="947.809998" calcext:value-type="float">
            <text:p>947,80999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34375" calcext:value-type="float">
            <text:p>243,3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49:47</text:p>
          </table:table-cell>
          <table:table-cell office:value-type="float" office:value="9.218356" calcext:value-type="float">
            <text:p>9,218356</text:p>
          </table:table-cell>
          <table:table-cell office:value-type="float" office:value="81.481651" calcext:value-type="float">
            <text:p>81,481651</text:p>
          </table:table-cell>
          <table:table-cell office:value-type="float" office:value="947.700012" calcext:value-type="float">
            <text:p>947,70001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4.375" calcext:value-type="float">
            <text:p>244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59:48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81.007095" calcext:value-type="float">
            <text:p>81,007095</text:p>
          </table:table-cell>
          <table:table-cell office:value-type="float" office:value="947.590027" calcext:value-type="float">
            <text:p>947,590027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96875" calcext:value-type="float">
            <text:p>243,968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3H00M00S" calcext:value-type="time">
            <text:p>03:00:00</text:p>
          </table:table-cell>
          <table:table-cell table:style-name="ce7" table:formula="of:=AVERAGE([.C100:.C105])" office:value-type="float" office:value="9.2009995" calcext:value-type="float">
            <text:p>9,20</text:p>
          </table:table-cell>
          <table:table-cell table:style-name="ce7" table:formula="of:=AVERAGE([.D100:.D105])" office:value-type="float" office:value="81.8059055" calcext:value-type="float">
            <text:p>81,81</text:p>
          </table:table-cell>
          <table:table-cell table:style-name="ce8" table:formula="of:=AVERAGE([.E100:.E105])" office:value-type="float" office:value="947.756663166667" calcext:value-type="float">
            <text:p>948</text:p>
          </table:table-cell>
          <table:table-cell table:style-name="ce9" table:formula="of:=AVERAGE([.F100:.F105])" office:value-type="float" office:value="240.885416666667" calcext:value-type="float">
            <text:p>240,88542</text:p>
          </table:table-cell>
          <table:table-cell table:style-name="ce9" table:formula="of:=AVERAGE([.G100:.G105])" office:value-type="float" office:value="240.791666666667" calcext:value-type="float">
            <text:p>240,79167</text:p>
          </table:table-cell>
          <table:table-cell table:style-name="ce9" table:formula="of:=AVERAGE([.H100:.H105])" office:value-type="float" office:value="238.140625" calcext:value-type="float">
            <text:p>238,14063</text:p>
          </table:table-cell>
          <table:table-cell table:style-name="ce9" table:formula="of:=AVERAGE([.I100:.I105])" office:value-type="float" office:value="244.21875" calcext:value-type="float">
            <text:p>244,21875</text:p>
          </table:table-cell>
          <table:table-cell table:style-name="ce10" office:value-type="float" office:value="57" calcext:value-type="float">
            <text:p>57</text:p>
          </table:table-cell>
          <table:table-cell table:style-name="ce11"/>
          <table:table-cell table:style-name="ce12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2" table:number-columns-repeated="5"/>
          <table:table-cell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-0" table:style-name="ta1">
        <table:table-column table:style-name="co7" table:number-columns-repeated="2" table:default-cell-style-name="ce13"/>
        <table:table-column table:style-name="co8" table:default-cell-style-name="ce16"/>
        <table:table-column table:style-name="co5" table:number-columns-repeated="2" table:default-cell-style-name="ce17"/>
        <table:table-column table:style-name="co9" table:default-cell-style-name="ce19"/>
        <table:table-column table:style-name="co2" table:default-cell-style-name="ce21"/>
        <table:table-column table:style-name="co3" table:default-cell-style-name="Default"/>
        <table:table-column table:style-name="co10" table:number-columns-repeated="6" table:default-cell-style-name="Default"/>
        <table:table-row table:style-name="ro1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e0</text:p>
          </table:table-cell>
          <table:table-cell table:style-name="ce4" office:value-type="string" calcext:value-type="string">
            <text:p>we0</text:p>
          </table:table-cell>
          <table:table-cell table:style-name="ce18" office:value-type="string" calcext:value-type="string">
            <text:p>no2</text:p>
          </table:table-cell>
          <table:table-cell table:style-name="ce20" office:value-type="string" calcext:value-type="string">
            <text:p>calulated</text:p>
          </table:table-cell>
          <table:table-cell/>
          <table:table-cell table:style-name="ce4" office:value-type="string" calcext:value-type="string">
            <text:p>bT</text:p>
          </table:table-cell>
          <table:table-cell table:style-name="ce4" office:value-type="string" calcext:value-type="string">
            <text:p>bH</text:p>
          </table:table-cell>
          <table:table-cell table:style-name="ce4" office:value-type="string" calcext:value-type="string">
            <text:p>bP</text:p>
          </table:table-cell>
          <table:table-cell table:style-name="ce4" office:value-type="string" calcext:value-type="string">
            <text:p>bAE0</text:p>
          </table:table-cell>
          <table:table-cell table:style-name="ce4" office:value-type="string" calcext:value-type="string">
            <text:p>bWE0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1">
          <table:table-cell office:value-type="float" office:value="11.8183666666667" calcext:value-type="float">
            <text:p>11,82</text:p>
          </table:table-cell>
          <table:table-cell office:value-type="float" office:value="74.7053743333333" calcext:value-type="float">
            <text:p>74,71</text:p>
          </table:table-cell>
          <table:table-cell office:value-type="float" office:value="944.130005" calcext:value-type="float">
            <text:p>944</text:p>
          </table:table-cell>
          <table:table-cell office:value-type="float" office:value="240.375" calcext:value-type="float">
            <text:p>240,37500</text:p>
          </table:table-cell>
          <table:table-cell office:value-type="float" office:value="240.6875" calcext:value-type="float">
            <text:p>240,68750</text:p>
          </table:table-cell>
          <table:table-cell office:value-type="float" office:value="140" calcext:value-type="float">
            <text:p>140</text:p>
          </table:table-cell>
          <table:table-cell table:formula="of:=[.A2]*[.I2]+[.B2]*[.J2]+[.C2]*[.K2]+[.D2]*[.L2]+[.E2]*[.M2]+[.N2]" office:value-type="float" office:value="130.919718620744" calcext:value-type="float">
            <text:p>130,919718620744</text:p>
          </table:table-cell>
          <table:table-cell/>
          <table:table-cell table:formula="of:=[.E15]" office:value-type="float" office:value="7.44731058317367" calcext:value-type="float">
            <text:p>7,44731058317367</text:p>
          </table:table-cell>
          <table:table-cell table:formula="of:=[.D15]" office:value-type="float" office:value="-3.35296154184548" calcext:value-type="float">
            <text:p>-3,35296154184548</text:p>
          </table:table-cell>
          <table:table-cell table:formula="of:=[.C15]" office:value-type="float" office:value="-16.1665021220168" calcext:value-type="float">
            <text:p>-16,1665021220168</text:p>
          </table:table-cell>
          <table:table-cell table:formula="of:=[.B15]" office:value-type="float" office:value="92.7335160181603" calcext:value-type="float">
            <text:p>92,7335160181603</text:p>
          </table:table-cell>
          <table:table-cell table:formula="of:=[.A15]" office:value-type="float" office:value="-93.3249019080299" calcext:value-type="float">
            <text:p>-93,3249019080299</text:p>
          </table:table-cell>
          <table:table-cell table:formula="of:=[.F15]"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11.6194273333333" calcext:value-type="float">
            <text:p>11,62</text:p>
          </table:table-cell>
          <table:table-cell office:value-type="float" office:value="76.8444341666667" calcext:value-type="float">
            <text:p>76,84</text:p>
          </table:table-cell>
          <table:table-cell office:value-type="float" office:value="944.008331333333" calcext:value-type="float">
            <text:p>944</text:p>
          </table:table-cell>
          <table:table-cell office:value-type="float" office:value="240.765625" calcext:value-type="float">
            <text:p>240,76563</text:p>
          </table:table-cell>
          <table:table-cell office:value-type="float" office:value="241.192708333333" calcext:value-type="float">
            <text:p>241,19271</text:p>
          </table:table-cell>
          <table:table-cell office:value-type="float" office:value="107" calcext:value-type="float">
            <text:p>107</text:p>
          </table:table-cell>
          <table:table-cell table:formula="of:=[.A3]*[.I3]+[.B3]*[.J3]+[.C3]*[.K3]+[.D3]*[.L3]+[.E3]*[.M3]+[.N3]" office:value-type="float" office:value="113.308519394835" calcext:value-type="float">
            <text:p>113,308519394835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11.3915591666667" calcext:value-type="float">
            <text:p>11,39</text:p>
          </table:table-cell>
          <table:table-cell office:value-type="float" office:value="76.3622498333333" calcext:value-type="float">
            <text:p>76,36</text:p>
          </table:table-cell>
          <table:table-cell office:value-type="float" office:value="944.346659333333" calcext:value-type="float">
            <text:p>944</text:p>
          </table:table-cell>
          <table:table-cell office:value-type="float" office:value="241" calcext:value-type="float">
            <text:p>241,00000</text:p>
          </table:table-cell>
          <table:table-cell office:value-type="float" office:value="241.338541666667" calcext:value-type="float">
            <text:p>241,33854</text:p>
          </table:table-cell>
          <table:table-cell office:value-type="float" office:value="118" calcext:value-type="float">
            <text:p>118</text:p>
          </table:table-cell>
          <table:table-cell table:formula="of:=[.A4]*[.I4]+[.B4]*[.J4]+[.C4]*[.K4]+[.D4]*[.L4]+[.E4]*[.M4]+[.N4]" office:value-type="float" office:value="115.883215869961" calcext:value-type="float">
            <text:p>115,883215869961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11.5201796666667" calcext:value-type="float">
            <text:p>11,52</text:p>
          </table:table-cell>
          <table:table-cell office:value-type="float" office:value="74.3798486666667" calcext:value-type="float">
            <text:p>74,38</text:p>
          </table:table-cell>
          <table:table-cell office:value-type="float" office:value="944.8533325" calcext:value-type="float">
            <text:p>945</text:p>
          </table:table-cell>
          <table:table-cell office:value-type="float" office:value="241" calcext:value-type="float">
            <text:p>241,00000</text:p>
          </table:table-cell>
          <table:table-cell office:value-type="float" office:value="241.265625" calcext:value-type="float">
            <text:p>241,26563</text:p>
          </table:table-cell>
          <table:table-cell office:value-type="float" office:value="125" calcext:value-type="float">
            <text:p>125</text:p>
          </table:table-cell>
          <table:table-cell table:formula="of:=[.A5]*[.I5]+[.B5]*[.J5]+[.C5]*[.K5]+[.D5]*[.L5]+[.E5]*[.M5]+[.N5]" office:value-type="float" office:value="122.101815493208" calcext:value-type="float">
            <text:p>122,101815493208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11.2553723333333" calcext:value-type="float">
            <text:p>11,26</text:p>
          </table:table-cell>
          <table:table-cell office:value-type="float" office:value="76.5359485" calcext:value-type="float">
            <text:p>76,54</text:p>
          </table:table-cell>
          <table:table-cell office:value-type="float" office:value="946.149993833333" calcext:value-type="float">
            <text:p>946</text:p>
          </table:table-cell>
          <table:table-cell office:value-type="float" office:value="240.640625" calcext:value-type="float">
            <text:p>240,64063</text:p>
          </table:table-cell>
          <table:table-cell office:value-type="float" office:value="240.630208333333" calcext:value-type="float">
            <text:p>240,63021</text:p>
          </table:table-cell>
          <table:table-cell office:value-type="float" office:value="118" calcext:value-type="float">
            <text:p>118</text:p>
          </table:table-cell>
          <table:table-cell table:formula="of:=[.A6]*[.I6]+[.B6]*[.J6]+[.C6]*[.K6]+[.D6]*[.L6]+[.E6]*[.M6]+[.N6]" office:value-type="float" office:value="117.912005787124" calcext:value-type="float">
            <text:p>117,912005787124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10.449378" calcext:value-type="float">
            <text:p>10,45</text:p>
          </table:table-cell>
          <table:table-cell office:value-type="float" office:value="77.988607" calcext:value-type="float">
            <text:p>77,99</text:p>
          </table:table-cell>
          <table:table-cell office:value-type="float" office:value="946.6849975" calcext:value-type="float">
            <text:p>947</text:p>
          </table:table-cell>
          <table:table-cell office:value-type="float" office:value="240.786458333333" calcext:value-type="float">
            <text:p>240,78646</text:p>
          </table:table-cell>
          <table:table-cell office:value-type="float" office:value="240.864583333333" calcext:value-type="float">
            <text:p>240,86458</text:p>
          </table:table-cell>
          <table:table-cell office:value-type="float" office:value="61" calcext:value-type="float">
            <text:p>61</text:p>
          </table:table-cell>
          <table:table-cell table:formula="of:=[.A7]*[.I7]+[.B7]*[.J7]+[.C7]*[.K7]+[.D7]*[.L7]+[.E7]*[.M7]+[.N7]" office:value-type="float" office:value="90.0402835300756" calcext:value-type="float">
            <text:p>90,0402835300756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10.0279113333333" calcext:value-type="float">
            <text:p>10,03</text:p>
          </table:table-cell>
          <table:table-cell office:value-type="float" office:value="79.3746361666667" calcext:value-type="float">
            <text:p>79,37</text:p>
          </table:table-cell>
          <table:table-cell office:value-type="float" office:value="947.290008666667" calcext:value-type="float">
            <text:p>947</text:p>
          </table:table-cell>
          <table:table-cell office:value-type="float" office:value="240.921875" calcext:value-type="float">
            <text:p>240,92188</text:p>
          </table:table-cell>
          <table:table-cell office:value-type="float" office:value="240.958333333333" calcext:value-type="float">
            <text:p>240,95833</text:p>
          </table:table-cell>
          <table:table-cell office:value-type="float" office:value="80" calcext:value-type="float">
            <text:p>80</text:p>
          </table:table-cell>
          <table:table-cell table:formula="of:=[.A8]*[.I8]+[.B8]*[.J8]+[.C8]*[.K8]+[.D8]*[.L8]+[.E8]*[.M8]+[.N8]" office:value-type="float" office:value="76.2817276350634" calcext:value-type="float">
            <text:p>76,2817276350634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9.96960933333333" calcext:value-type="float">
            <text:p>9,97</text:p>
          </table:table-cell>
          <table:table-cell office:value-type="float" office:value="79.8377455" calcext:value-type="float">
            <text:p>79,84</text:p>
          </table:table-cell>
          <table:table-cell office:value-type="float" office:value="947.573343833334" calcext:value-type="float">
            <text:p>948</text:p>
          </table:table-cell>
          <table:table-cell table:number-columns-repeated="2" office:value-type="float" office:value="240.916666666667" calcext:value-type="float">
            <text:p>240,91667</text:p>
          </table:table-cell>
          <table:table-cell office:value-type="float" office:value="87" calcext:value-type="float">
            <text:p>87</text:p>
          </table:table-cell>
          <table:table-cell table:formula="of:=[.A9]*[.I9]+[.B9]*[.J9]+[.C9]*[.K9]+[.D9]*[.L9]+[.E9]*[.M9]+[.N9]" office:value-type="float" office:value="73.1197586928538" calcext:value-type="float">
            <text:p>73,1197586928538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9.54013083333333" calcext:value-type="float">
            <text:p>9,54</text:p>
          </table:table-cell>
          <table:table-cell office:value-type="float" office:value="80.8420436666667" calcext:value-type="float">
            <text:p>80,84</text:p>
          </table:table-cell>
          <table:table-cell office:value-type="float" office:value="947.566671" calcext:value-type="float">
            <text:p>948</text:p>
          </table:table-cell>
          <table:table-cell office:value-type="float" office:value="240.828125" calcext:value-type="float">
            <text:p>240,82813</text:p>
          </table:table-cell>
          <table:table-cell office:value-type="float" office:value="240.807291666667" calcext:value-type="float">
            <text:p>240,80729</text:p>
          </table:table-cell>
          <table:table-cell office:value-type="float" office:value="76" calcext:value-type="float">
            <text:p>76</text:p>
          </table:table-cell>
          <table:table-cell table:formula="of:=[.A10]*[.I10]+[.B10]*[.J10]+[.C10]*[.K10]+[.D10]*[.L10]+[.E10]*[.M10]+[.N10]" office:value-type="float" office:value="68.6584332415096" calcext:value-type="float">
            <text:p>68,6584332415096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9.196104" calcext:value-type="float">
            <text:p>9,20</text:p>
          </table:table-cell>
          <table:table-cell office:value-type="float" office:value="81.6795108333333" calcext:value-type="float">
            <text:p>81,68</text:p>
          </table:table-cell>
          <table:table-cell office:value-type="float" office:value="947.690012666667" calcext:value-type="float">
            <text:p>948</text:p>
          </table:table-cell>
          <table:table-cell office:value-type="float" office:value="240.9375" calcext:value-type="float">
            <text:p>240,93750</text:p>
          </table:table-cell>
          <table:table-cell office:value-type="float" office:value="240.895833333333" calcext:value-type="float">
            <text:p>240,89583</text:p>
          </table:table-cell>
          <table:table-cell office:value-type="float" office:value="69" calcext:value-type="float">
            <text:p>69</text:p>
          </table:table-cell>
          <table:table-cell table:formula="of:=[.A11]*[.I11]+[.B11]*[.J11]+[.C11]*[.K11]+[.D11]*[.L11]+[.E11]*[.M11]+[.N11]" office:value-type="float" office:value="63.1739460044846" calcext:value-type="float">
            <text:p>63,1739460044846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office:value-type="float" office:value="9.2009995" calcext:value-type="float">
            <text:p>9,20</text:p>
          </table:table-cell>
          <table:table-cell office:value-type="float" office:value="81.8059055" calcext:value-type="float">
            <text:p>81,81</text:p>
          </table:table-cell>
          <table:table-cell office:value-type="float" office:value="947.756663166667" calcext:value-type="float">
            <text:p>948</text:p>
          </table:table-cell>
          <table:table-cell office:value-type="float" office:value="240.885416666667" calcext:value-type="float">
            <text:p>240,88542</text:p>
          </table:table-cell>
          <table:table-cell office:value-type="float" office:value="240.791666666667" calcext:value-type="float">
            <text:p>240,79167</text:p>
          </table:table-cell>
          <table:table-cell office:value-type="float" office:value="57" calcext:value-type="float">
            <text:p>57</text:p>
          </table:table-cell>
          <table:table-cell table:formula="of:=[.A12]*[.I12]+[.B12]*[.J12]+[.C12]*[.K12]+[.D12]*[.L12]+[.E12]*[.M12]+[.N12]" office:value-type="float" office:value="66.6005757301409" calcext:value-type="float">
            <text:p>66,6005757301409</text:p>
          </table:table-cell>
          <table:table-cell/>
          <table:table-cell office:value-type="float" office:value="7.44731058317367" calcext:value-type="float">
            <text:p>7,44731058317367</text:p>
          </table:table-cell>
          <table:table-cell office:value-type="float" office:value="-3.35296154184548" calcext:value-type="float">
            <text:p>-3,35296154184548</text:p>
          </table:table-cell>
          <table:table-cell office:value-type="float" office:value="-16.1665021220168" calcext:value-type="float">
            <text:p>-16,1665021220168</text:p>
          </table:table-cell>
          <table:table-cell office:value-type="float" office:value="92.7335160181603" calcext:value-type="float">
            <text:p>92,7335160181603</text:p>
          </table:table-cell>
          <table:table-cell office:value-type="float" office:value="-93.3249019080299" calcext:value-type="float">
            <text:p>-93,3249019080299</text:p>
          </table:table-cell>
          <table:table-cell office:value-type="float" office:value="15727.987062993" calcext:value-type="float">
            <text:p>15727,98706299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LINEST Result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4" table:number-matrix-columns-spanned="6" table:number-matrix-rows-spanned="6" table:formula="of:=LINEST([.F2:.F12];[.A2:.E12];1;1)" office:value-type="float" office:value="-93.3249019080299" calcext:value-type="float">
            <text:p>-93,3249019080299</text:p>
          </table:table-cell>
          <table:table-cell table:style-name="ce14" office:value-type="float" office:value="92.7335160181603" calcext:value-type="float">
            <text:p>92,7335160181603</text:p>
          </table:table-cell>
          <table:table-cell table:style-name="ce14" office:value-type="float" office:value="-16.1665021220168" calcext:value-type="float">
            <text:p>-16,1665021220168</text:p>
          </table:table-cell>
          <table:table-cell table:style-name="ce14" office:value-type="float" office:value="-3.35296154184548" calcext:value-type="float">
            <text:p>-3,35296154184548</text:p>
          </table:table-cell>
          <table:table-cell table:style-name="ce14" office:value-type="float" office:value="7.44731058317367" calcext:value-type="float">
            <text:p>7,44731058317367</text:p>
          </table:table-cell>
          <table:table-cell table:style-name="ce14" office:value-type="float" office:value="15727.987062993" calcext:value-type="float">
            <text:p>15727,98706299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4" office:value-type="float" office:value="124.166864947391" calcext:value-type="float">
            <text:p>124,166864947391</text:p>
          </table:table-cell>
          <table:table-cell table:style-name="ce14" office:value-type="float" office:value="143.752764546828" calcext:value-type="float">
            <text:p>143,752764546828</text:p>
          </table:table-cell>
          <table:table-cell table:style-name="ce14" office:value-type="float" office:value="21.1259259732035" calcext:value-type="float">
            <text:p>21,1259259732035</text:p>
          </table:table-cell>
          <table:table-cell table:style-name="ce14" office:value-type="float" office:value="8.98160774664382" calcext:value-type="float">
            <text:p>8,98160774664382</text:p>
          </table:table-cell>
          <table:table-cell table:style-name="ce14" office:value-type="float" office:value="33.5278146509421" calcext:value-type="float">
            <text:p>33,5278146509421</text:p>
          </table:table-cell>
          <table:table-cell table:style-name="ce14" office:value-type="float" office:value="19964.8504221259" calcext:value-type="float">
            <text:p>19964,850422125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5" office:value-type="float" office:value="0.830407344573" calcext:value-type="float">
            <text:p>0,830407344573</text:p>
          </table:table-cell>
          <table:table-cell table:style-name="ce14" office:value-type="float" office:value="16.5225554679733" calcext:value-type="float">
            <text:p>16,5225554679733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4.89648176380165" calcext:value-type="float">
            <text:p>4,896481763801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6683.57125858418" calcext:value-type="float">
            <text:p>6683,57125858418</text:p>
          </table:table-cell>
          <table:table-cell table:style-name="Default" office:value-type="float" office:value="1364.97419596127" calcext:value-type="float">
            <text:p>1364,97419596127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</table:table>
      <table:table table:name="Sensor-1" table:style-name="ta1">
        <table:table-column table:style-name="co7" table:number-columns-repeated="2" table:default-cell-style-name="ce13"/>
        <table:table-column table:style-name="co8" table:default-cell-style-name="ce16"/>
        <table:table-column table:style-name="co5" table:number-columns-repeated="2" table:default-cell-style-name="ce17"/>
        <table:table-column table:style-name="co11" table:default-cell-style-name="ce19"/>
        <table:table-column table:style-name="co12" table:default-cell-style-name="ce21"/>
        <table:table-column table:style-name="co3" table:default-cell-style-name="Default"/>
        <table:table-column table:style-name="co13" table:number-columns-repeated="6" table:default-cell-style-name="Default"/>
        <table:table-row table:style-name="ro1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e</text:p>
          </table:table-cell>
          <table:table-cell table:style-name="ce4" office:value-type="string" calcext:value-type="string">
            <text:p>we</text:p>
          </table:table-cell>
          <table:table-cell table:style-name="ce18" office:value-type="string" calcext:value-type="string">
            <text:p>no2</text:p>
          </table:table-cell>
          <table:table-cell table:style-name="ce20" office:value-type="string" calcext:value-type="string">
            <text:p>calulated</text:p>
          </table:table-cell>
          <table:table-cell/>
          <table:table-cell table:style-name="ce4" office:value-type="string" calcext:value-type="string">
            <text:p>bT</text:p>
          </table:table-cell>
          <table:table-cell table:style-name="ce4" office:value-type="string" calcext:value-type="string">
            <text:p>bH</text:p>
          </table:table-cell>
          <table:table-cell table:style-name="ce4" office:value-type="string" calcext:value-type="string">
            <text:p>bP</text:p>
          </table:table-cell>
          <table:table-cell table:style-name="ce4" office:value-type="string" calcext:value-type="string">
            <text:p>bAE0</text:p>
          </table:table-cell>
          <table:table-cell table:style-name="ce4" office:value-type="string" calcext:value-type="string">
            <text:p>bWE0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1">
          <table:table-cell office:value-type="float" office:value="11.8183666666667" calcext:value-type="float">
            <text:p>11,82</text:p>
          </table:table-cell>
          <table:table-cell office:value-type="float" office:value="74.7053743333333" calcext:value-type="float">
            <text:p>74,71</text:p>
          </table:table-cell>
          <table:table-cell office:value-type="float" office:value="944.130005" calcext:value-type="float">
            <text:p>944</text:p>
          </table:table-cell>
          <table:table-cell office:value-type="float" office:value="237.838541666667" calcext:value-type="float">
            <text:p>237,83854</text:p>
          </table:table-cell>
          <table:table-cell office:value-type="float" office:value="254.635416666667" calcext:value-type="float">
            <text:p>254,63542</text:p>
          </table:table-cell>
          <table:table-cell office:value-type="float" office:value="140" calcext:value-type="float">
            <text:p>140</text:p>
          </table:table-cell>
          <table:table-cell table:formula="of:=[.A2]*[.I2]+[.B2]*[.J2]+[.C2]*[.K2]+[.D2]*[.L2]+[.E2]*[.M2]+[.N2]" office:value-type="float" office:value="131.401162575969" calcext:value-type="float">
            <text:p>131,401162575969</text:p>
          </table:table-cell>
          <table:table-cell/>
          <table:table-cell table:formula="of:=[.E15]" office:value-type="float" office:value="9.54520700916684" calcext:value-type="float">
            <text:p>9,54520700916684</text:p>
          </table:table-cell>
          <table:table-cell table:formula="of:=[.D15]" office:value-type="float" office:value="-4.30632549748174" calcext:value-type="float">
            <text:p>-4,30632549748174</text:p>
          </table:table-cell>
          <table:table-cell table:formula="of:=[.C15]" office:value-type="float" office:value="-5.24029720520807" calcext:value-type="float">
            <text:p>-5,24029720520807</text:p>
          </table:table-cell>
          <table:table-cell table:formula="of:=[.B15]" office:value-type="float" office:value="-6.34203679777424" calcext:value-type="float">
            <text:p>-6,34203679777424</text:p>
          </table:table-cell>
          <table:table-cell table:formula="of:=[.A15]" office:value-type="float" office:value="-0.862438417716517" calcext:value-type="float">
            <text:p>-0,862438417716517</text:p>
          </table:table-cell>
          <table:table-cell table:formula="of:=[.F15]"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11.6194273333333" calcext:value-type="float">
            <text:p>11,62</text:p>
          </table:table-cell>
          <table:table-cell office:value-type="float" office:value="76.8444341666667" calcext:value-type="float">
            <text:p>76,84</text:p>
          </table:table-cell>
          <table:table-cell office:value-type="float" office:value="944.008331333333" calcext:value-type="float">
            <text:p>944</text:p>
          </table:table-cell>
          <table:table-cell office:value-type="float" office:value="238.276041666667" calcext:value-type="float">
            <text:p>238,27604</text:p>
          </table:table-cell>
          <table:table-cell office:value-type="float" office:value="257.625" calcext:value-type="float">
            <text:p>257,62500</text:p>
          </table:table-cell>
          <table:table-cell office:value-type="float" office:value="107" calcext:value-type="float">
            <text:p>107</text:p>
          </table:table-cell>
          <table:table-cell table:formula="of:=[.A3]*[.I3]+[.B3]*[.J3]+[.C3]*[.K3]+[.D3]*[.L3]+[.E3]*[.M3]+[.N3]" office:value-type="float" office:value="115.575391112838" calcext:value-type="float">
            <text:p>115,575391112838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11.3915591666667" calcext:value-type="float">
            <text:p>11,39</text:p>
          </table:table-cell>
          <table:table-cell office:value-type="float" office:value="76.3622498333333" calcext:value-type="float">
            <text:p>76,36</text:p>
          </table:table-cell>
          <table:table-cell office:value-type="float" office:value="944.346659333333" calcext:value-type="float">
            <text:p>944</text:p>
          </table:table-cell>
          <table:table-cell office:value-type="float" office:value="238.494791666667" calcext:value-type="float">
            <text:p>238,49479</text:p>
          </table:table-cell>
          <table:table-cell office:value-type="float" office:value="255.65625" calcext:value-type="float">
            <text:p>255,65625</text:p>
          </table:table-cell>
          <table:table-cell office:value-type="float" office:value="118" calcext:value-type="float">
            <text:p>118</text:p>
          </table:table-cell>
          <table:table-cell table:formula="of:=[.A4]*[.I4]+[.B4]*[.J4]+[.C4]*[.K4]+[.D4]*[.L4]+[.E4]*[.M4]+[.N4]" office:value-type="float" office:value="114.014450792848" calcext:value-type="float">
            <text:p>114,014450792848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11.5201796666667" calcext:value-type="float">
            <text:p>11,52</text:p>
          </table:table-cell>
          <table:table-cell office:value-type="float" office:value="74.3798486666667" calcext:value-type="float">
            <text:p>74,38</text:p>
          </table:table-cell>
          <table:table-cell office:value-type="float" office:value="944.8533325" calcext:value-type="float">
            <text:p>945</text:p>
          </table:table-cell>
          <table:table-cell office:value-type="float" office:value="238.708333333333" calcext:value-type="float">
            <text:p>238,70833</text:p>
          </table:table-cell>
          <table:table-cell office:value-type="float" office:value="253.041666666667" calcext:value-type="float">
            <text:p>253,04167</text:p>
          </table:table-cell>
          <table:table-cell office:value-type="float" office:value="125" calcext:value-type="float">
            <text:p>125</text:p>
          </table:table-cell>
          <table:table-cell table:formula="of:=[.A5]*[.I5]+[.B5]*[.J5]+[.C5]*[.K5]+[.D5]*[.L5]+[.E5]*[.M5]+[.N5]" office:value-type="float" office:value="122.024534807117" calcext:value-type="float">
            <text:p>122,024534807117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11.2553723333333" calcext:value-type="float">
            <text:p>11,26</text:p>
          </table:table-cell>
          <table:table-cell office:value-type="float" office:value="76.5359485" calcext:value-type="float">
            <text:p>76,54</text:p>
          </table:table-cell>
          <table:table-cell office:value-type="float" office:value="946.149993833333" calcext:value-type="float">
            <text:p>946</text:p>
          </table:table-cell>
          <table:table-cell office:value-type="float" office:value="238.041666666667" calcext:value-type="float">
            <text:p>238,04167</text:p>
          </table:table-cell>
          <table:table-cell office:value-type="float" office:value="247.442708333333" calcext:value-type="float">
            <text:p>247,44271</text:p>
          </table:table-cell>
          <table:table-cell office:value-type="float" office:value="118" calcext:value-type="float">
            <text:p>118</text:p>
          </table:table-cell>
          <table:table-cell table:formula="of:=[.A6]*[.I6]+[.B6]*[.J6]+[.C6]*[.K6]+[.D6]*[.L6]+[.E6]*[.M6]+[.N6]" office:value-type="float" office:value="112.473916842047" calcext:value-type="float">
            <text:p>112,473916842047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10.449378" calcext:value-type="float">
            <text:p>10,45</text:p>
          </table:table-cell>
          <table:table-cell office:value-type="float" office:value="77.988607" calcext:value-type="float">
            <text:p>77,99</text:p>
          </table:table-cell>
          <table:table-cell office:value-type="float" office:value="946.6849975" calcext:value-type="float">
            <text:p>947</text:p>
          </table:table-cell>
          <table:table-cell office:value-type="float" office:value="238.177083333333" calcext:value-type="float">
            <text:p>238,17708</text:p>
          </table:table-cell>
          <table:table-cell office:value-type="float" office:value="249.447916666667" calcext:value-type="float">
            <text:p>249,44792</text:p>
          </table:table-cell>
          <table:table-cell office:value-type="float" office:value="61" calcext:value-type="float">
            <text:p>61</text:p>
          </table:table-cell>
          <table:table-cell table:formula="of:=[.A7]*[.I7]+[.B7]*[.J7]+[.C7]*[.K7]+[.D7]*[.L7]+[.E7]*[.M7]+[.N7]" office:value-type="float" office:value="93.1331493400485" calcext:value-type="float">
            <text:p>93,1331493400485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10.0279113333333" calcext:value-type="float">
            <text:p>10,03</text:p>
          </table:table-cell>
          <table:table-cell office:value-type="float" office:value="79.3746361666667" calcext:value-type="float">
            <text:p>79,37</text:p>
          </table:table-cell>
          <table:table-cell office:value-type="float" office:value="947.290008666667" calcext:value-type="float">
            <text:p>947</text:p>
          </table:table-cell>
          <table:table-cell office:value-type="float" office:value="238.364583333333" calcext:value-type="float">
            <text:p>238,36458</text:p>
          </table:table-cell>
          <table:table-cell office:value-type="float" office:value="249.489583333333" calcext:value-type="float">
            <text:p>249,48958</text:p>
          </table:table-cell>
          <table:table-cell office:value-type="float" office:value="80" calcext:value-type="float">
            <text:p>80</text:p>
          </table:table-cell>
          <table:table-cell table:formula="of:=[.A8]*[.I8]+[.B8]*[.J8]+[.C8]*[.K8]+[.D8]*[.L8]+[.E8]*[.M8]+[.N8]" office:value-type="float" office:value="78.7459648591239" calcext:value-type="float">
            <text:p>78,7459648591239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9.96960933333333" calcext:value-type="float">
            <text:p>9,97</text:p>
          </table:table-cell>
          <table:table-cell office:value-type="float" office:value="79.8377455" calcext:value-type="float">
            <text:p>79,84</text:p>
          </table:table-cell>
          <table:table-cell office:value-type="float" office:value="947.573343833334" calcext:value-type="float">
            <text:p>948</text:p>
          </table:table-cell>
          <table:table-cell office:value-type="float" office:value="238.25" calcext:value-type="float">
            <text:p>238,25000</text:p>
          </table:table-cell>
          <table:table-cell office:value-type="float" office:value="248.567708333333" calcext:value-type="float">
            <text:p>248,56771</text:p>
          </table:table-cell>
          <table:table-cell office:value-type="float" office:value="87" calcext:value-type="float">
            <text:p>87</text:p>
          </table:table-cell>
          <table:table-cell table:formula="of:=[.A9]*[.I9]+[.B9]*[.J9]+[.C9]*[.K9]+[.D9]*[.L9]+[.E9]*[.M9]+[.N9]" office:value-type="float" office:value="76.2321523205437" calcext:value-type="float">
            <text:p>76,2321523205437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9.54013083333333" calcext:value-type="float">
            <text:p>9,54</text:p>
          </table:table-cell>
          <table:table-cell office:value-type="float" office:value="80.8420436666667" calcext:value-type="float">
            <text:p>80,84</text:p>
          </table:table-cell>
          <table:table-cell office:value-type="float" office:value="947.566671" calcext:value-type="float">
            <text:p>948</text:p>
          </table:table-cell>
          <table:table-cell office:value-type="float" office:value="238.197916666667" calcext:value-type="float">
            <text:p>238,19792</text:p>
          </table:table-cell>
          <table:table-cell office:value-type="float" office:value="246.640625" calcext:value-type="float">
            <text:p>246,64063</text:p>
          </table:table-cell>
          <table:table-cell office:value-type="float" office:value="76" calcext:value-type="float">
            <text:p>76</text:p>
          </table:table-cell>
          <table:table-cell table:formula="of:=[.A10]*[.I10]+[.B10]*[.J10]+[.C10]*[.K10]+[.D10]*[.L10]+[.E10]*[.M10]+[.N10]" office:value-type="float" office:value="69.8351290770925" calcext:value-type="float">
            <text:p>69,8351290770925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9.196104" calcext:value-type="float">
            <text:p>9,20</text:p>
          </table:table-cell>
          <table:table-cell office:value-type="float" office:value="81.6795108333333" calcext:value-type="float">
            <text:p>81,68</text:p>
          </table:table-cell>
          <table:table-cell office:value-type="float" office:value="947.690012666667" calcext:value-type="float">
            <text:p>948</text:p>
          </table:table-cell>
          <table:table-cell office:value-type="float" office:value="238.208333333333" calcext:value-type="float">
            <text:p>238,20833</text:p>
          </table:table-cell>
          <table:table-cell office:value-type="float" office:value="248.463541666667" calcext:value-type="float">
            <text:p>248,46354</text:p>
          </table:table-cell>
          <table:table-cell office:value-type="float" office:value="69" calcext:value-type="float">
            <text:p>69</text:p>
          </table:table-cell>
          <table:table-cell table:formula="of:=[.A11]*[.I11]+[.B11]*[.J11]+[.C11]*[.K11]+[.D11]*[.L11]+[.E11]*[.M11]+[.N11]" office:value-type="float" office:value="60.6603522830401" calcext:value-type="float">
            <text:p>60,6603522830401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office:value-type="float" office:value="9.2009995" calcext:value-type="float">
            <text:p>9,20</text:p>
          </table:table-cell>
          <table:table-cell office:value-type="float" office:value="81.8059055" calcext:value-type="float">
            <text:p>81,81</text:p>
          </table:table-cell>
          <table:table-cell office:value-type="float" office:value="947.756663166667" calcext:value-type="float">
            <text:p>948</text:p>
          </table:table-cell>
          <table:table-cell office:value-type="float" office:value="238.140625" calcext:value-type="float">
            <text:p>238,14063</text:p>
          </table:table-cell>
          <table:table-cell office:value-type="float" office:value="244.21875" calcext:value-type="float">
            <text:p>244,21875</text:p>
          </table:table-cell>
          <table:table-cell office:value-type="float" office:value="57" calcext:value-type="float">
            <text:p>57</text:p>
          </table:table-cell>
          <table:table-cell table:formula="of:=[.A12]*[.I12]+[.B12]*[.J12]+[.C12]*[.K12]+[.D12]*[.L12]+[.E12]*[.M12]+[.N12]" office:value-type="float" office:value="63.9037959893167" calcext:value-type="float">
            <text:p>63,9037959893167</text:p>
          </table:table-cell>
          <table:table-cell/>
          <table:table-cell office:value-type="float" office:value="9.54520700916684" calcext:value-type="float">
            <text:p>9,54520700916684</text:p>
          </table:table-cell>
          <table:table-cell office:value-type="float" office:value="-4.30632549748174" calcext:value-type="float">
            <text:p>-4,30632549748174</text:p>
          </table:table-cell>
          <table:table-cell office:value-type="float" office:value="-5.24029720520807" calcext:value-type="float">
            <text:p>-5,24029720520807</text:p>
          </table:table-cell>
          <table:table-cell office:value-type="float" office:value="-6.34203679777424" calcext:value-type="float">
            <text:p>-6,34203679777424</text:p>
          </table:table-cell>
          <table:table-cell office:value-type="float" office:value="-0.862438417716517" calcext:value-type="float">
            <text:p>-0,862438417716517</text:p>
          </table:table-cell>
          <table:table-cell office:value-type="float" office:value="7015.80804010108" calcext:value-type="float">
            <text:p>7015,80804010108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LINEST Result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matrix-columns-spanned="6" table:number-matrix-rows-spanned="6" table:formula="of:=LINEST([.F2:.F12];[.A2:.E12];1;1)" office:value-type="float" office:value="-0.862438417716517" calcext:value-type="float">
            <text:p>-0,862438417716517</text:p>
          </table:table-cell>
          <table:table-cell table:style-name="Default" office:value-type="float" office:value="-6.34203679777424" calcext:value-type="float">
            <text:p>-6,34203679777424</text:p>
          </table:table-cell>
          <table:table-cell table:style-name="Default" office:value-type="float" office:value="-5.24029720520807" calcext:value-type="float">
            <text:p>-5,24029720520807</text:p>
          </table:table-cell>
          <table:table-cell table:style-name="Default" office:value-type="float" office:value="-4.30632549748174" calcext:value-type="float">
            <text:p>-4,30632549748174</text:p>
          </table:table-cell>
          <table:table-cell table:style-name="Default" office:value-type="float" office:value="9.54520700916684" calcext:value-type="float">
            <text:p>9,54520700916684</text:p>
          </table:table-cell>
          <table:table-cell table:style-name="Default" office:value-type="float" office:value="7015.80804010108" calcext:value-type="float">
            <text:p>7015,80804010108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3.86255427672886" calcext:value-type="float">
            <text:p>3,86255427672886</text:p>
          </table:table-cell>
          <table:table-cell table:style-name="Default" office:value-type="float" office:value="29.1853981464129" calcext:value-type="float">
            <text:p>29,1853981464129</text:p>
          </table:table-cell>
          <table:table-cell table:style-name="Default" office:value-type="float" office:value="16.1912905025651" calcext:value-type="float">
            <text:p>16,1912905025651</text:p>
          </table:table-cell>
          <table:table-cell table:style-name="Default" office:value-type="float" office:value="10.385096059705" calcext:value-type="float">
            <text:p>10,385096059705</text:p>
          </table:table-cell>
          <table:table-cell table:style-name="Default" office:value-type="float" office:value="36.2432167467268" calcext:value-type="float">
            <text:p>36,2432167467268</text:p>
          </table:table-cell>
          <table:table-cell table:style-name="Default" office:value-type="float" office:value="16997.7931028962" calcext:value-type="float">
            <text:p>16997,7931028962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" office:value-type="float" office:value="0.812633335071712" calcext:value-type="float">
            <text:p>0,812633335071712</text:p>
          </table:table-cell>
          <table:table-cell table:style-name="Default" office:value-type="float" office:value="17.3668023501272" calcext:value-type="float">
            <text:p>17,3668023501272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4.33712867431747" calcext:value-type="float">
            <text:p>4,3371286743174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6540.51633520354" calcext:value-type="float">
            <text:p>6540,51633520354</text:p>
          </table:table-cell>
          <table:table-cell table:style-name="Default" office:value-type="float" office:value="1508.02911934191" calcext:value-type="float">
            <text:p>1508,02911934191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Data.A1:Data.J106" table:display-filter-buttons="true">
          <table:filter>
            <table:filter-and>
              <table:filter-condition table:field-number="9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16:56:32.976429482</dc:date>
    <dc:creator>Harald Reinmüller</dc:creator>
    <meta:editing-duration>PT48M44S</meta:editing-duration>
    <meta:editing-cycles>6</meta:editing-cycles>
    <meta:generator>LibreOffice/5.4.4.2$MacOSX_X86_64 LibreOffice_project/2524958677847fb3bb44820e40380acbe820f960</meta:generator>
    <meta:document-statistic meta:table-count="3" meta:cell-count="1356" meta:object-count="0"/>
  </office:meta>
</office:document-meta>
</file>